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33f9" officeooo:paragraph-rsid="000933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8e82" officeooo:paragraph-rsid="00098e8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8e82" officeooo:paragraph-rsid="00098e8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b89cd" officeooo:paragraph-rsid="000b89cd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b1ef85" officeooo:paragraph-rsid="00b1ef85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b61e6c" officeooo:paragraph-rsid="00b61e6c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9240" officeooo:paragraph-rsid="000a924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b4ec4f" officeooo:paragraph-rsid="00b4ec4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paragraph-rsid="00b07108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4dc2" officeooo:paragraph-rsid="00114dc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1a34ae" officeooo:paragraph-rsid="001a34a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fo:font-weight="normal" officeooo:rsid="00613474" officeooo:paragraph-rsid="00613474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c322f" officeooo:paragraph-rsid="005c322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f9f51" officeooo:paragraph-rsid="005f9f5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96189" officeooo:paragraph-rsid="0069618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04ad4" officeooo:paragraph-rsid="00704ad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b29fa" officeooo:paragraph-rsid="008b29f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fbfcc" officeooo:paragraph-rsid="008fbfc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9c31b" officeooo:paragraph-rsid="0099c31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b07108" officeooo:paragraph-rsid="00b0710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c41d4" officeooo:paragraph-rsid="00cc41d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e893d" officeooo:paragraph-rsid="00ce893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fcac3" officeooo:paragraph-rsid="00dfcac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5c322f" officeooo:paragraph-rsid="005c322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613474" officeooo:paragraph-rsid="0061347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6a67bf" officeooo:paragraph-rsid="006a67b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72dc28" officeooo:paragraph-rsid="0072dc2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8d173f" officeooo:paragraph-rsid="008d173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098f3" officeooo:paragraph-rsid="009098f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098f3" officeooo:paragraph-rsid="009098f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49069" officeooo:paragraph-rsid="0094906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b4faa" officeooo:paragraph-rsid="009b4faa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bc8a5e" officeooo:paragraph-rsid="00bc8a5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bc8a5e" officeooo:paragraph-rsid="00bc8a5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end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706cbd" officeooo:paragraph-rsid="00706cb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ca25b1" officeooo:paragraph-rsid="00ca25b1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cc41d4" officeooo:paragraph-rsid="00cc41d4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d16375" officeooo:paragraph-rsid="00d1637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da4474" officeooo:paragraph-rsid="00da4474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bold" officeooo:rsid="00e29371" officeooo:paragraph-rsid="00e29371" style:font-style-asian="normal" style:font-weight-asian="bold" style:font-style-complex="normal" style:font-weight-complex="bold"/>
    </style:style>
    <style:style style:name="P41" style:family="paragraph" style:parent-style-name="Preformatted_20_Text">
      <style:text-properties fo:color="#a9b7c6"/>
    </style:style>
    <style:style style:name="P42" style:family="paragraph" style:parent-style-name="Preformatted_20_Text">
      <style:text-properties fo:color="#a9b7c6" style:font-name="Source Code Pro" fo:font-size="10.5pt"/>
    </style:style>
    <style:style style:name="P43" style:family="paragraph" style:parent-style-name="Preformatted_20_Text">
      <style:text-properties fo:color="#e8bf6a"/>
    </style:style>
    <style:style style:name="P44" style:family="paragraph" style:parent-style-name="Preformatted_20_Text">
      <style:text-properties fo:color="#e8bf6a" style:font-name="Source Code Pro" fo:font-size="10.5pt"/>
    </style:style>
    <style:style style:name="P45" style:family="paragraph" style:parent-style-name="Preformatted_20_Text">
      <style:text-properties fo:color="#808080"/>
    </style:style>
    <style:style style:name="P46" style:family="paragraph" style:parent-style-name="Preformatted_20_Text">
      <style:text-properties fo:color="#808080" style:font-name="Source Code Pro" fo:font-size="10.5pt"/>
    </style:style>
    <style:style style:name="P47" style:family="paragraph" style:parent-style-name="Preformatted_20_Text">
      <style:paragraph-properties fo:margin-top="0in" fo:margin-bottom="0.1965in" loext:contextual-spacing="false"/>
    </style:style>
    <style:style style:name="P48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49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50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/>
    </style:style>
    <style:style style:name="P5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Source Code Pro" fo:font-size="10.5pt" style:text-underline-style="solid" style:text-underline-width="auto" style:text-underline-color="font-color" fo:font-weight="normal" officeooo:rsid="0030da23" officeooo:paragraph-rsid="0030da23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9240" officeooo:paragraph-rsid="000a9240" style:font-weight-asian="normal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5b9e" officeooo:paragraph-rsid="000d5b9e" style:font-weight-asian="normal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58be0" officeooo:paragraph-rsid="00158be0" style:font-weight-asian="normal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7bd1d" officeooo:paragraph-rsid="0017bd1d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7e0ec" officeooo:paragraph-rsid="0017e0ec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5a07" officeooo:paragraph-rsid="00185a07" style:font-weight-asian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e502d" officeooo:paragraph-rsid="000e502d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14dc2" officeooo:paragraph-rsid="00114dc2" style:font-weight-asian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1bcb5" officeooo:paragraph-rsid="0031bcb5" style:font-weight-asian="normal" style:font-weight-complex="normal"/>
    </style:style>
    <style:style style:name="P61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ee61e2" officeooo:paragraph-rsid="00ee61e2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ee61e2" officeooo:paragraph-rsid="00ee61e2" style:font-weight-asian="normal" style:font-weight-complex="normal"/>
    </style:style>
    <style:style style:name="P63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f0ba7b" officeooo:paragraph-rsid="00f0ba7b" style:font-weight-asian="normal" style:font-weight-complex="normal"/>
    </style:style>
    <style:style style:name="P64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f19d0d" officeooo:paragraph-rsid="00f19d0d" style:font-weight-asian="normal" style:font-weight-complex="normal"/>
    </style:style>
    <style:style style:name="P65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f39472" officeooo:paragraph-rsid="00f39472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rsid="00f39472" officeooo:paragraph-rsid="00f39472" style:font-weight-asian="normal" style:font-weight-complex="normal"/>
    </style:style>
    <style:style style:name="P67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f50217" officeooo:paragraph-rsid="00f50217" style:font-weight-asian="normal" style:font-weight-complex="normal"/>
    </style:style>
    <style:style style:name="P68" style:family="paragraph" style:parent-style-name="Standard" style:list-style-name="L12">
      <style:paragraph-properties fo:text-align="start" style:justify-single-word="false"/>
      <style:text-properties style:text-underline-style="none" officeooo:rsid="00b3e057" officeooo:paragraph-rsid="00b3e057"/>
    </style:style>
    <style:style style:name="P69" style:family="paragraph" style:parent-style-name="Standard" style:list-style-name="L12">
      <style:paragraph-properties fo:text-align="start" style:justify-single-word="false"/>
      <style:text-properties style:text-underline-style="none" officeooo:rsid="00b4ec4f" officeooo:paragraph-rsid="00b4ec4f"/>
    </style:style>
    <style:style style:name="P70" style:family="paragraph" style:parent-style-name="Standard" style:list-style-name="L13">
      <style:paragraph-properties fo:text-align="start" style:justify-single-word="false"/>
      <style:text-properties style:text-underline-style="none" officeooo:rsid="00b8329c" officeooo:paragraph-rsid="00b8329c"/>
    </style:style>
    <style:style style:name="P71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normal" officeooo:rsid="001393ef" officeooo:paragraph-rsid="001393ef" style:font-style-asian="italic" style:font-weight-asian="normal" style:font-style-complex="italic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393ef" officeooo:paragraph-rsid="001393ef" style:font-style-asian="normal" style:font-weight-asian="normal" style:font-style-complex="normal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7bd1d" officeooo:paragraph-rsid="0017bd1d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c9205" officeooo:paragraph-rsid="001c9205" style:font-style-asian="normal" style:font-weight-asian="normal" style:font-style-complex="normal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1bcb5" officeooo:paragraph-rsid="0031bcb5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27451" officeooo:paragraph-rsid="00327451" style:font-style-asian="normal" style:font-weight-asian="normal" style:font-style-complex="normal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3fd47" officeooo:paragraph-rsid="0033fd47" style:font-style-asian="normal" style:font-weight-asian="normal" style:font-style-complex="normal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42131" officeooo:paragraph-rsid="00342131" style:font-style-asian="normal" style:font-weight-asian="normal" style:font-style-complex="normal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51ab6" officeooo:paragraph-rsid="00351ab6" style:font-style-asian="normal" style:font-weight-asian="normal" style:font-style-complex="normal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69fa3" officeooo:paragraph-rsid="00369fa3" style:font-style-asian="normal" style:font-weight-asian="normal" style:font-style-complex="normal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80a8b" officeooo:paragraph-rsid="00380a8b" style:font-style-asian="normal" style:font-weight-asian="normal" style:font-style-complex="normal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8990c" officeooo:paragraph-rsid="0038990c" style:font-style-asian="normal" style:font-weight-asian="normal" style:font-style-complex="normal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38a360" officeooo:paragraph-rsid="0038a360" style:font-style-asian="normal" style:font-weight-asian="normal" style:font-style-complex="normal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40ab9e" officeooo:paragraph-rsid="004655bc" style:font-style-asian="normal" style:font-weight-asian="normal" style:font-style-complex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4655bc" officeooo:paragraph-rsid="004655bc" style:font-style-asian="normal" style:font-weight-asian="normal" style:font-style-complex="normal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47b01b" officeooo:paragraph-rsid="0047b01b" style:font-style-asian="normal" style:font-weight-asian="normal" style:font-style-complex="normal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4c58f9" officeooo:paragraph-rsid="004c58f9" style:font-style-asian="normal" style:font-weight-asian="normal" style:font-style-complex="normal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4f473" officeooo:paragraph-rsid="0054f473" style:font-style-asian="normal" style:font-weight-asian="normal" style:font-style-complex="normal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9e77e" officeooo:paragraph-rsid="0059e77e" style:font-style-asian="normal" style:font-weight-asian="normal" style:font-style-complex="normal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c322f" officeooo:paragraph-rsid="005c322f" style:font-style-asian="normal" style:font-weight-asian="normal" style:font-style-complex="normal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ccdc8" officeooo:paragraph-rsid="005ccdc8" style:font-style-asian="normal" style:font-weight-asian="normal" style:font-style-complex="normal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ef68b" officeooo:paragraph-rsid="005f9f51" style:font-style-asian="normal" style:font-weight-asian="normal" style:font-style-complex="normal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5f9f51" officeooo:paragraph-rsid="005f9f51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24bba" officeooo:paragraph-rsid="00624bba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96189" officeooo:paragraph-rsid="00696189" style:font-style-asian="normal" style:font-weight-asian="normal" style:font-style-complex="normal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ada23" officeooo:paragraph-rsid="006ada23" style:font-style-asian="normal" style:font-weight-asian="normal" style:font-style-complex="normal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ada23" officeooo:paragraph-rsid="006dac77" style:font-style-asian="normal" style:font-weight-asian="normal" style:font-style-complex="normal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229a1" officeooo:paragraph-rsid="007229a1" style:font-style-asian="normal" style:font-weight-asian="normal" style:font-style-complex="normal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c5af8" officeooo:paragraph-rsid="006dac77" style:font-style-asian="normal" style:font-weight-asian="normal" style:font-style-complex="normal" style:font-weight-complex="normal"/>
    </style:style>
    <style:style style:name="P100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dac77" officeooo:paragraph-rsid="006dac77" style:font-style-asian="normal" style:font-weight-asian="normal" style:font-style-complex="normal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e849d" officeooo:paragraph-rsid="006e849d" style:font-style-asian="normal" style:font-weight-asian="normal" style:font-style-complex="normal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04ad4" officeooo:paragraph-rsid="00704ad4" style:font-style-asian="normal" style:font-weight-asian="normal" style:font-style-complex="normal" style:font-weight-complex="normal"/>
    </style:style>
    <style:style style:name="P103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400cf" officeooo:paragraph-rsid="007400cf" style:font-style-asian="normal" style:font-weight-asian="normal" style:font-style-complex="normal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5c443" officeooo:paragraph-rsid="0075c443" style:font-style-asian="normal" style:font-weight-asian="normal" style:font-style-complex="normal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87e3d" officeooo:paragraph-rsid="00787e3d" style:font-style-asian="normal" style:font-weight-asian="normal" style:font-style-complex="normal" style:font-weight-complex="normal"/>
    </style:style>
    <style:style style:name="P106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9f49b" officeooo:paragraph-rsid="0079f49b" style:font-style-asian="normal" style:font-weight-asian="normal" style:font-style-complex="normal" style:font-weight-complex="normal"/>
    </style:style>
    <style:style style:name="P107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b9e01" officeooo:paragraph-rsid="007b9e01" style:font-style-asian="normal" style:font-weight-asian="normal" style:font-style-complex="normal" style:font-weight-complex="normal"/>
    </style:style>
    <style:style style:name="P108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bd218" officeooo:paragraph-rsid="007bd218" style:font-style-asian="normal" style:font-weight-asian="normal" style:font-style-complex="normal" style:font-weight-complex="normal"/>
    </style:style>
    <style:style style:name="P109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dce8f" officeooo:paragraph-rsid="007dce8f" style:font-style-asian="normal" style:font-weight-asian="normal" style:font-style-complex="normal" style:font-weight-complex="normal"/>
    </style:style>
    <style:style style:name="P110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7fcd3a" officeooo:paragraph-rsid="007fcd3a" style:font-style-asian="normal" style:font-weight-asian="normal" style:font-style-complex="normal" style:font-weight-complex="normal"/>
    </style:style>
    <style:style style:name="P111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0cba0" officeooo:paragraph-rsid="0080cba0" style:font-style-asian="normal" style:font-weight-asian="normal" style:font-style-complex="normal" style:font-weight-complex="normal"/>
    </style:style>
    <style:style style:name="P112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3c8e0" officeooo:paragraph-rsid="0083c8e0" style:font-style-asian="normal" style:font-weight-asian="normal" style:font-style-complex="normal" style:font-weight-complex="normal"/>
    </style:style>
    <style:style style:name="P113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43d2e" officeooo:paragraph-rsid="00843d2e" style:font-style-asian="normal" style:font-weight-asian="normal" style:font-style-complex="normal" style:font-weight-complex="normal"/>
    </style:style>
    <style:style style:name="P114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55156" officeooo:paragraph-rsid="00855156" style:font-style-asian="normal" style:font-weight-asian="normal" style:font-style-complex="normal" style:font-weight-complex="normal"/>
    </style:style>
    <style:style style:name="P115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a6644" officeooo:paragraph-rsid="008a6644" style:font-style-asian="normal" style:font-weight-asian="normal" style:font-style-complex="normal" style:font-weight-complex="normal"/>
    </style:style>
    <style:style style:name="P116" style:family="paragraph" style:parent-style-name="Standard" style:list-style-name="L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96168" officeooo:paragraph-rsid="008a6644" style:font-style-asian="normal" style:font-weight-asian="normal" style:font-style-complex="normal" style:font-weight-complex="normal"/>
    </style:style>
    <style:style style:name="P117" style:family="paragraph" style:parent-style-name="Standard" style:list-style-name="L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d173f" officeooo:paragraph-rsid="008d173f" style:font-style-asian="normal" style:font-weight-asian="normal" style:font-style-complex="normal" style:font-weight-complex="normal"/>
    </style:style>
    <style:style style:name="P118" style:family="paragraph" style:parent-style-name="Standard" style:list-style-name="L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ded41" officeooo:paragraph-rsid="008ded41" style:font-style-asian="normal" style:font-weight-asian="normal" style:font-style-complex="normal" style:font-weight-complex="normal"/>
    </style:style>
    <style:style style:name="P119" style:family="paragraph" style:parent-style-name="Standard" style:list-style-name="L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8fbfcc" officeooo:paragraph-rsid="008fbfcc" style:font-style-asian="normal" style:font-weight-asian="normal" style:font-style-complex="normal" style:font-weight-complex="normal"/>
    </style:style>
    <style:style style:name="P120" style:family="paragraph" style:parent-style-name="Standard" style:list-style-name="L10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5732a" officeooo:paragraph-rsid="0095732a" style:font-style-asian="normal" style:font-weight-asian="normal" style:font-style-complex="normal" style:font-weight-complex="normal"/>
    </style:style>
    <style:style style:name="P121" style:family="paragraph" style:parent-style-name="Standard" style:list-style-name="L10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60627" officeooo:paragraph-rsid="00960627" style:font-style-asian="normal" style:font-weight-asian="normal" style:font-style-complex="normal" style:font-weight-complex="normal"/>
    </style:style>
    <style:style style:name="P122" style:family="paragraph" style:parent-style-name="Standard" style:list-style-name="L10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79edb" officeooo:paragraph-rsid="00979edb" style:font-style-asian="normal" style:font-weight-asian="normal" style:font-style-complex="normal" style:font-weight-complex="normal"/>
    </style:style>
    <style:style style:name="P123" style:family="paragraph" style:parent-style-name="Standard" style:list-style-name="L10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8d580" officeooo:paragraph-rsid="0098d580" style:font-style-asian="normal" style:font-weight-asian="normal" style:font-style-complex="normal" style:font-weight-complex="normal"/>
    </style:style>
    <style:style style:name="P124" style:family="paragraph" style:parent-style-name="Standard" style:list-style-name="L10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9c31b" officeooo:paragraph-rsid="0099c31b" style:font-style-asian="normal" style:font-weight-asian="normal" style:font-style-complex="normal" style:font-weight-complex="normal"/>
    </style:style>
    <style:style style:name="P125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d4535" officeooo:paragraph-rsid="009d4535" style:font-style-asian="normal" style:font-weight-asian="normal" style:font-style-complex="normal" style:font-weight-complex="normal"/>
    </style:style>
    <style:style style:name="P126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9f09be" officeooo:paragraph-rsid="009f09be" style:font-style-asian="normal" style:font-weight-asian="normal" style:font-style-complex="normal" style:font-weight-complex="normal"/>
    </style:style>
    <style:style style:name="P127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a2ce7d" officeooo:paragraph-rsid="00a2ce7d" style:font-style-asian="normal" style:font-weight-asian="normal" style:font-style-complex="normal" style:font-weight-complex="normal"/>
    </style:style>
    <style:style style:name="P128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a3f850" officeooo:paragraph-rsid="00a3f850" style:font-style-asian="normal" style:font-weight-asian="normal" style:font-style-complex="normal" style:font-weight-complex="normal"/>
    </style:style>
    <style:style style:name="P129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a6bb61" officeooo:paragraph-rsid="00a6bb61" style:font-style-asian="normal" style:font-weight-asian="normal" style:font-style-complex="normal" style:font-weight-complex="normal"/>
    </style:style>
    <style:style style:name="P130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a5548c" officeooo:paragraph-rsid="00a5548c" style:font-style-asian="normal" style:font-weight-asian="normal" style:font-style-complex="normal" style:font-weight-complex="normal"/>
    </style:style>
    <style:style style:name="P131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ae6193" officeooo:paragraph-rsid="00ae6193" style:font-style-asian="normal" style:font-weight-asian="normal" style:font-style-complex="normal" style:font-weight-complex="normal"/>
    </style:style>
    <style:style style:name="P132" style:family="paragraph" style:parent-style-name="Standard" style:list-style-name="L1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ab90b" officeooo:paragraph-rsid="00cab90b" style:font-style-asian="normal" style:font-weight-asian="normal" style:font-style-complex="normal" style:font-weight-complex="normal"/>
    </style:style>
    <style:style style:name="P133" style:family="paragraph" style:parent-style-name="Standard" style:list-style-name="L1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b9112" officeooo:paragraph-rsid="00cb9112" style:font-style-asian="normal" style:font-weight-asian="normal" style:font-style-complex="normal" style:font-weight-complex="normal"/>
    </style:style>
    <style:style style:name="P134" style:family="paragraph" style:parent-style-name="Standard" style:list-style-name="L1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bf780" officeooo:paragraph-rsid="00cbf780" style:font-style-asian="normal" style:font-weight-asian="normal" style:font-style-complex="normal" style:font-weight-complex="normal"/>
    </style:style>
    <style:style style:name="P135" style:family="paragraph" style:parent-style-name="Standard" style:list-style-name="L15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c41d4" officeooo:paragraph-rsid="00cc41d4" style:font-style-asian="normal" style:font-weight-asian="normal" style:font-style-complex="normal" style:font-weight-complex="normal"/>
    </style:style>
    <style:style style:name="P136" style:family="paragraph" style:parent-style-name="Standard" style:list-style-name="L16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c7b78" officeooo:paragraph-rsid="00cc7b78" style:font-style-asian="normal" style:font-weight-asian="normal" style:font-style-complex="normal" style:font-weight-complex="normal"/>
    </style:style>
    <style:style style:name="P137" style:family="paragraph" style:parent-style-name="Standard" style:list-style-name="L16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cbff9" officeooo:paragraph-rsid="00ccbff9" style:font-style-asian="normal" style:font-weight-asian="normal" style:font-style-complex="normal" style:font-weight-complex="normal"/>
    </style:style>
    <style:style style:name="P138" style:family="paragraph" style:parent-style-name="Standard" style:list-style-name="L16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ce893d" officeooo:paragraph-rsid="00ce893d" style:font-style-asian="normal" style:font-weight-asian="normal" style:font-style-complex="normal" style:font-weight-complex="normal"/>
    </style:style>
    <style:style style:name="P139" style:family="paragraph" style:parent-style-name="Standard" style:list-style-name="L1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2b066" officeooo:paragraph-rsid="00d2b066" style:font-style-asian="normal" style:font-weight-asian="normal" style:font-style-complex="normal" style:font-weight-complex="normal"/>
    </style:style>
    <style:style style:name="P140" style:family="paragraph" style:parent-style-name="Standard" style:list-style-name="L1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46a84" officeooo:paragraph-rsid="00d46a84" style:font-style-asian="normal" style:font-weight-asian="normal" style:font-style-complex="normal" style:font-weight-complex="normal"/>
    </style:style>
    <style:style style:name="P141" style:family="paragraph" style:parent-style-name="Standard" style:list-style-name="L1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5f6c5" officeooo:paragraph-rsid="00d5f6c5" style:font-style-asian="normal" style:font-weight-asian="normal" style:font-style-complex="normal" style:font-weight-complex="normal"/>
    </style:style>
    <style:style style:name="P142" style:family="paragraph" style:parent-style-name="Standard" style:list-style-name="L1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b74ea" officeooo:paragraph-rsid="00db74ea" style:font-style-asian="normal" style:font-weight-asian="normal" style:font-style-complex="normal" style:font-weight-complex="normal"/>
    </style:style>
    <style:style style:name="P143" style:family="paragraph" style:parent-style-name="Standard" style:list-style-name="L1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b76a4" officeooo:paragraph-rsid="00db76a4" style:font-style-asian="normal" style:font-weight-asian="normal" style:font-style-complex="normal" style:font-weight-complex="normal"/>
    </style:style>
    <style:style style:name="P144" style:family="paragraph" style:parent-style-name="Standard" style:list-style-name="L18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fcac3" officeooo:paragraph-rsid="00dfcac3" style:font-style-asian="normal" style:font-weight-asian="normal" style:font-style-complex="normal" style:font-weight-complex="normal"/>
    </style:style>
    <style:style style:name="P145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b4faa" officeooo:paragraph-rsid="009b4faa" style:font-style-asian="normal" style:font-weight-asian="normal" style:font-style-complex="normal" style:font-weight-complex="normal"/>
    </style:style>
    <style:style style:name="P146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9f09be" officeooo:paragraph-rsid="009f09be" style:font-style-asian="normal" style:font-weight-asian="normal" style:font-style-complex="normal" style:font-weight-complex="normal"/>
    </style:style>
    <style:style style:name="P147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a22ee0" officeooo:paragraph-rsid="00a22ee0" style:font-style-asian="normal" style:font-weight-asian="normal" style:font-style-complex="normal" style:font-weight-complex="normal"/>
    </style:style>
    <style:style style:name="P148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a6bb61" officeooo:paragraph-rsid="00a6bb61" style:font-style-asian="normal" style:font-weight-asian="normal" style:font-style-complex="normal" style:font-weight-complex="normal"/>
    </style:style>
    <style:style style:name="P149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ac0d05" officeooo:paragraph-rsid="00ac0d05" style:font-style-asian="normal" style:font-weight-asian="normal" style:font-style-complex="normal" style:font-weight-complex="normal"/>
    </style:style>
    <style:style style:name="P150" style:family="paragraph" style:parent-style-name="Standard" style:list-style-name="L11">
      <style:paragraph-properties fo:text-align="start" style:justify-single-word="false"/>
      <style:text-properties fo:color="#000000" style:font-name="Source Code Pro" fo:font-size="10.5pt" fo:font-style="normal" style:text-underline-style="solid" style:text-underline-width="auto" style:text-underline-color="font-color" fo:font-weight="normal" officeooo:rsid="00afddb8" officeooo:paragraph-rsid="00afddb8" style:font-style-asian="normal" style:font-weight-asian="normal" style:font-style-complex="normal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38a360" officeooo:paragraph-rsid="0038a360" style:font-style-asian="italic" style:font-weight-asian="normal" style:font-style-complex="italic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3a95be" officeooo:paragraph-rsid="003a95be" style:font-style-asian="italic" style:font-weight-asian="normal" style:font-style-complex="italic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3d13fd" officeooo:paragraph-rsid="003d13fd" style:font-style-asian="italic" style:font-weight-asian="normal" style:font-style-complex="italic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3f3327" officeooo:paragraph-rsid="004655bc" style:font-style-asian="italic" style:font-weight-asian="normal" style:font-style-complex="italic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440089" officeooo:paragraph-rsid="00440089" style:font-style-asian="italic" style:font-weight-asian="normal" style:font-style-complex="italic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45c907" officeooo:paragraph-rsid="0045c907" style:font-style-asian="italic" style:font-weight-asian="normal" style:font-style-complex="italic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480ce4" officeooo:paragraph-rsid="00480ce4" style:font-style-asian="italic" style:font-weight-asian="normal" style:font-style-complex="italic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4e197d" officeooo:paragraph-rsid="004fe501" style:font-style-asian="italic" style:font-weight-asian="normal" style:font-style-complex="italic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3c887" officeooo:paragraph-rsid="0053c887" style:font-style-asian="italic" style:font-weight-asian="normal" style:font-style-complex="italic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4f473" officeooo:paragraph-rsid="0056e68c" style:font-style-asian="italic" style:font-weight-asian="normal" style:font-style-complex="italic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9e77e" officeooo:paragraph-rsid="0059e77e" style:font-style-asian="italic" style:font-weight-asian="normal" style:font-style-complex="italic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aaa53" officeooo:paragraph-rsid="005aaa53" style:font-style-asian="italic" style:font-weight-asian="normal" style:font-style-complex="italic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ccdc8" officeooo:paragraph-rsid="005ccdc8" style:font-style-asian="italic" style:font-weight-asian="normal" style:font-style-complex="italic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fo:font-weight="normal" officeooo:rsid="005dbe6b" officeooo:paragraph-rsid="005dbe6b" style:font-style-asian="italic" style:font-weight-asian="normal" style:font-style-complex="italic" style:font-weight-complex="normal"/>
    </style:style>
    <style:style style:name="P165" style:family="paragraph" style:parent-style-name="Standard" style:list-style-name="L11">
      <style:paragraph-properties fo:text-align="start" style:justify-single-word="false"/>
      <style:text-properties officeooo:paragraph-rsid="00b07108"/>
    </style:style>
    <style:style style:name="P166" style:family="paragraph" style:parent-style-name="Standard" style:list-style-name="L19">
      <style:paragraph-properties fo:text-align="start" style:justify-single-word="false"/>
      <style:text-properties officeooo:paragraph-rsid="00e8cafe"/>
    </style:style>
    <style:style style:name="P167" style:family="paragraph" style:parent-style-name="Standard">
      <style:paragraph-properties fo:text-align="start" style:justify-single-word="false"/>
      <style:text-properties officeooo:paragraph-rsid="00e8cafe"/>
    </style:style>
    <style:style style:name="P16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eaeb6a" officeooo:paragraph-rsid="00eaeb6a" style:font-weight-asian="bold" style:font-weight-complex="bold"/>
    </style:style>
    <style:style style:name="P16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f0ba7b" officeooo:paragraph-rsid="00f0ba7b" style:font-weight-asian="bold" style:font-weight-complex="bold"/>
    </style:style>
    <style:style style:name="P17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f50217" officeooo:paragraph-rsid="00f50217" style:font-weight-asian="bold" style:font-weight-complex="bold"/>
    </style:style>
    <style:style style:name="P171" style:family="paragraph" style:parent-style-name="Preformatted_20_Text" style:list-style-name="L3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1c9205" officeooo:paragraph-rsid="001c9205" style:font-style-asian="normal" style:font-weight-asian="normal" style:font-style-complex="normal" style:font-weight-complex="normal"/>
    </style:style>
    <style:style style:name="P172" style:family="paragraph" style:parent-style-name="Preformatted_20_Text" style:list-style-name="L3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25a8ba" officeooo:paragraph-rsid="0025a8ba" style:font-style-asian="normal" style:font-weight-asian="normal" style:font-style-complex="normal" style:font-weight-complex="normal"/>
    </style:style>
    <style:style style:name="P173" style:family="paragraph" style:parent-style-name="Preformatted_20_Text" style:list-style-name="L4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67a174" officeooo:paragraph-rsid="0067a174" style:font-style-asian="normal" style:font-weight-asian="normal" style:font-style-complex="normal" style:font-weight-complex="normal"/>
    </style:style>
    <style:style style:name="P174" style:family="paragraph" style:parent-style-name="Preformatted_20_Text" style:list-style-name="L18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db74ea" officeooo:paragraph-rsid="00db74ea" style:font-style-asian="normal" style:font-weight-asian="normal" style:font-style-complex="normal" style:font-weight-complex="normal"/>
    </style:style>
    <style:style style:name="P175" style:family="paragraph" style:parent-style-name="Preformatted_20_Text" style:list-style-name="L18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db76a4" officeooo:paragraph-rsid="00db76a4" style:font-style-asian="normal" style:font-weight-asian="normal" style:font-style-complex="normal" style:font-weight-complex="normal"/>
    </style:style>
    <style:style style:name="P176" style:family="paragraph" style:parent-style-name="Preformatted_20_Text" style:list-style-name="L18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ddcec8" officeooo:paragraph-rsid="00ddcec8" style:font-style-asian="normal" style:font-weight-asian="normal" style:font-style-complex="normal" style:font-weight-complex="normal"/>
    </style:style>
    <style:style style:name="P177" style:family="paragraph" style:parent-style-name="Preformatted_20_Text" style:list-style-name="L18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dfcac3" officeooo:paragraph-rsid="00dfcac3" style:font-style-asian="normal" style:font-weight-asian="normal" style:font-style-complex="normal" style:font-weight-complex="normal"/>
    </style:style>
    <style:style style:name="P178" style:family="paragraph" style:parent-style-name="Preformatted_20_Text" style:list-style-name="L19">
      <style:paragraph-properties fo:text-align="start" style:justify-single-word="false"/>
      <style:text-properties fo:color="#a9b7c6" style:font-name="Source Code Pro" fo:font-size="10.5pt" fo:font-style="normal" style:text-underline-style="none" fo:font-weight="normal" officeooo:rsid="00e29371" officeooo:paragraph-rsid="00e5830c" style:font-style-asian="normal" style:font-weight-asian="normal" style:font-style-complex="normal" style:font-weight-complex="normal"/>
    </style:style>
    <style:style style:name="P179" style:family="paragraph" style:parent-style-name="Preformatted_20_Text" style:list-style-name="L3">
      <style:paragraph-properties fo:text-align="start" style:justify-single-word="false"/>
      <style:text-properties fo:color="#a9b7c6" style:font-name="Source Code Pro" fo:font-size="10.5pt" fo:font-style="normal" style:text-underline-style="solid" style:text-underline-type="double" style:text-underline-width="auto" style:text-underline-color="font-color" fo:font-weight="normal" officeooo:rsid="0025a8ba" officeooo:paragraph-rsid="0025a8ba" style:font-style-asian="normal" style:font-weight-asian="normal" style:font-style-complex="normal" style:font-weight-complex="normal"/>
    </style:style>
    <style:style style:name="P180" style:family="paragraph" style:parent-style-name="Preformatted_20_Text" style:list-style-name="L6">
      <style:paragraph-properties fo:text-align="start" style:justify-single-word="false"/>
      <style:text-properties fo:color="#a9b7c6" style:font-name="Source Code Pro" fo:font-size="10.5pt" fo:font-style="normal" style:text-underline-style="solid" style:text-underline-width="auto" style:text-underline-color="font-color" fo:font-weight="bold" officeooo:rsid="00706cbd" officeooo:paragraph-rsid="00706cbd" style:font-style-asian="normal" style:font-weight-asian="bold" style:font-style-complex="normal" style:font-weight-complex="bold"/>
    </style:style>
    <style:style style:name="P181" style:family="paragraph" style:parent-style-name="Preformatted_20_Text" style:list-style-name="L9">
      <style:paragraph-properties fo:text-align="start" style:justify-single-word="false"/>
      <style:text-properties fo:color="#a9b7c6" style:font-name="Source Code Pro" fo:font-size="10.5pt" fo:font-style="normal" style:text-underline-style="solid" style:text-underline-width="auto" style:text-underline-color="font-color" fo:font-weight="normal" officeooo:rsid="009098f3" officeooo:paragraph-rsid="009098f3" style:font-style-asian="normal" style:font-weight-asian="normal" style:font-style-complex="normal" style:font-weight-complex="normal"/>
    </style:style>
    <style:style style:name="P182" style:family="paragraph" style:parent-style-name="Preformatted_20_Text" style:list-style-name="L14">
      <style:paragraph-properties fo:text-align="start" style:justify-single-word="false"/>
      <style:text-properties fo:color="#a9b7c6" style:font-name="Source Code Pro" fo:font-size="10.5pt" fo:font-style="normal" style:text-underline-style="solid" style:text-underline-width="auto" style:text-underline-color="font-color" fo:font-weight="normal" officeooo:rsid="00bc8a5e" officeooo:paragraph-rsid="00bc8a5e" style:font-style-asian="normal" style:font-weight-asian="normal" style:font-style-complex="normal" style:font-weight-complex="normal"/>
    </style:style>
    <style:style style:name="P183" style:family="paragraph" style:parent-style-name="Preformatted_20_Text" style:list-style-name="L4">
      <style:paragraph-properties fo:text-align="start" style:justify-single-word="false"/>
      <style:text-properties fo:color="#a9b7c6" style:font-name="Source Code Pro" fo:font-size="10.5pt" fo:font-style="italic" style:text-underline-style="none" fo:font-weight="normal" officeooo:rsid="00624bba" officeooo:paragraph-rsid="00624bba" style:font-style-asian="italic" style:font-weight-asian="normal" style:font-style-complex="italic" style:font-weight-complex="normal"/>
    </style:style>
    <style:style style:name="P184" style:family="paragraph" style:parent-style-name="Preformatted_20_Text" style:list-style-name="L13">
      <style:paragraph-properties fo:text-align="start" style:justify-single-word="false"/>
      <style:text-properties fo:color="#a9b7c6" style:font-name="Source Code Pro" fo:font-size="10.5pt" style:text-underline-style="none" officeooo:rsid="00b8329c" officeooo:paragraph-rsid="00b8329c"/>
    </style:style>
    <style:style style:name="P185" style:family="paragraph" style:parent-style-name="Preformatted_20_Text" style:list-style-name="L20">
      <style:paragraph-properties fo:text-align="start" style:justify-single-word="false"/>
      <style:text-properties fo:color="#a9b7c6" style:font-name="Source Code Pro" fo:font-size="10.5pt" style:text-underline-style="none" fo:font-weight="normal" officeooo:rsid="00eaeb6a" officeooo:paragraph-rsid="00eaeb6a" style:font-weight-asian="normal" style:font-weight-complex="normal"/>
    </style:style>
    <style:style style:name="P186" style:family="paragraph" style:parent-style-name="Preformatted_20_Text" style:list-style-name="L19">
      <style:paragraph-properties fo:text-align="start" style:justify-single-word="false"/>
      <style:text-properties fo:color="#a9b7c6" style:font-name="Source Code Pro" fo:font-size="10.5pt" officeooo:paragraph-rsid="00e29371"/>
    </style:style>
    <style:style style:name="P187" style:family="paragraph" style:parent-style-name="Preformatted_20_Text" style:list-style-name="L3">
      <style:paragraph-properties fo:text-align="start" style:justify-single-word="false"/>
      <style:text-properties fo:color="#e8bf6a" style:font-name="Source Code Pro" fo:font-size="10.5pt" fo:font-style="normal" style:text-underline-style="none" fo:font-weight="normal" officeooo:rsid="0025a8ba" officeooo:paragraph-rsid="0025a8ba" style:font-style-asian="normal" style:font-weight-asian="normal" style:font-style-complex="normal" style:font-weight-complex="normal"/>
    </style:style>
    <style:style style:name="P188" style:family="paragraph" style:parent-style-name="Preformatted_20_Text" style:list-style-name="L20">
      <style:paragraph-properties fo:text-align="start" style:justify-single-word="false"/>
      <style:text-properties fo:color="#e8bf6a" style:font-name="Source Code Pro" fo:font-size="10.5pt" style:text-underline-style="none" fo:font-weight="normal" officeooo:rsid="00eaeb6a" officeooo:paragraph-rsid="00eaeb6a" style:font-weight-asian="normal" style:font-weight-complex="normal"/>
    </style:style>
    <style:style style:name="P189" style:family="paragraph" style:parent-style-name="Preformatted_20_Text" style:list-style-name="L4">
      <style:paragraph-properties fo:text-align="start" style:justify-single-word="false"/>
      <style:text-properties fo:color="#808080" style:font-name="Source Code Pro" fo:font-size="10.5pt" fo:font-style="normal" style:text-underline-style="none" fo:font-weight="normal" officeooo:rsid="00624bba" officeooo:paragraph-rsid="00624bba" style:font-style-asian="normal" style:font-weight-asian="normal" style:font-style-complex="normal" style:font-weight-complex="normal"/>
    </style:style>
    <style:style style:name="P190" style:family="paragraph" style:parent-style-name="Preformatted_20_Text" style:list-style-name="L4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67a174" officeooo:paragraph-rsid="0067a174" style:font-style-asian="normal" style:font-weight-asian="normal" style:font-style-complex="normal" style:font-weight-complex="normal"/>
    </style:style>
    <style:style style:name="P191" style:family="paragraph" style:parent-style-name="Preformatted_20_Text" style:list-style-name="L1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2b066" officeooo:paragraph-rsid="00d2b066" style:font-style-asian="normal" style:font-weight-asian="normal" style:font-style-complex="normal" style:font-weight-complex="normal"/>
    </style:style>
    <style:style style:name="P192" style:family="paragraph" style:parent-style-name="Preformatted_20_Text" style:list-style-name="L17">
      <style:paragraph-properties fo:text-align="start" style:justify-single-word="false"/>
      <style:text-properties fo:color="#000000" style:font-name="Source Code Pro" fo:font-size="10.5pt" fo:font-style="normal" style:text-underline-style="none" fo:font-weight="normal" officeooo:rsid="00d5f6c5" officeooo:paragraph-rsid="00d5f6c5" style:font-style-asian="normal" style:font-weight-asian="normal" style:font-style-complex="normal" style:font-weight-complex="normal"/>
    </style:style>
    <style:style style:name="P193" style:family="paragraph" style:parent-style-name="Preformatted_20_Text" style:list-style-name="L19">
      <style:paragraph-properties fo:text-align="start" style:justify-single-word="false"/>
      <style:text-properties officeooo:paragraph-rsid="00e29371"/>
    </style:style>
    <style:style style:name="P194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195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196" style:family="paragraph" style:parent-style-name="Preformatted_20_Text">
      <style:text-properties fo:color="#a9b7c6"/>
    </style:style>
    <style:style style:name="P197" style:family="paragraph" style:parent-style-name="Preformatted_20_Text">
      <style:text-properties fo:color="#a9b7c6" style:font-name="Source Code Pro" fo:font-size="10.5pt"/>
    </style:style>
    <style:style style:name="P198" style:family="paragraph" style:parent-style-name="Preformatted_20_Text">
      <style:text-properties fo:color="#e8bf6a" style:font-name="Source Code Pro" fo:font-size="10.5pt"/>
    </style:style>
    <style:style style:name="P199" style:family="paragraph" style:parent-style-name="Preformatted_20_Text">
      <style:text-properties fo:color="#808080"/>
    </style:style>
    <style:style style:name="P200" style:family="paragraph" style:parent-style-name="Preformatted_20_Text">
      <style:text-properties fo:color="#808080" style:font-name="Source Code Pro" fo:font-size="10.5pt"/>
    </style:style>
    <style:style style:name="T1" style:family="text">
      <style:text-properties officeooo:rsid="000afa52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b858" style:font-style-asian="normal" style:font-style-complex="normal"/>
    </style:style>
    <style:style style:name="T6" style:family="text">
      <style:text-properties officeooo:rsid="00177ed2"/>
    </style:style>
    <style:style style:name="T7" style:family="text">
      <style:text-properties officeooo:rsid="0017e0ec"/>
    </style:style>
    <style:style style:name="T8" style:family="text">
      <style:text-properties officeooo:rsid="00180302"/>
    </style:style>
    <style:style style:name="T9" style:family="text">
      <style:text-properties officeooo:rsid="001c9205"/>
    </style:style>
    <style:style style:name="T10" style:family="text">
      <style:text-properties fo:color="#808080"/>
    </style:style>
    <style:style style:name="T11" style:family="text">
      <style:text-properties fo:color="#808080" style:font-name="Source Code Pro" fo:font-size="10.5pt"/>
    </style:style>
    <style:style style:name="T12" style:family="text">
      <style:text-properties fo:color="#808080" style:font-name="Source Code Pro" fo:font-size="10.5pt" fo:font-style="normal" style:text-underline-style="none" fo:font-weight="normal" officeooo:rsid="00e29371" style:font-style-asian="normal" style:font-weight-asian="normal" style:font-style-complex="normal" style:font-weight-complex="normal"/>
    </style:style>
    <style:style style:name="T13" style:family="text">
      <style:text-properties fo:color="#808080" fo:font-style="normal" style:font-style-asian="normal" style:font-style-complex="normal"/>
    </style:style>
    <style:style style:name="T14" style:family="text">
      <style:text-properties fo:color="#808080" fo:font-style="normal" style:text-underline-style="none" fo:font-weight="normal" officeooo:rsid="00e29371" style:font-style-asian="normal" style:font-weight-asian="normal" style:font-style-complex="normal" style:font-weight-complex="normal"/>
    </style:style>
    <style:style style:name="T15" style:family="text">
      <style:text-properties fo:color="#a8c023" fo:font-style="italic"/>
    </style:style>
    <style:style style:name="T16" style:family="text">
      <style:text-properties fo:color="#a8c023" fo:font-style="italic" style:text-underline-style="none" fo:font-weight="normal" officeooo:rsid="00e29371" style:font-style-asian="normal" style:font-weight-asian="normal" style:font-style-complex="normal" style:font-weight-complex="normal"/>
    </style:style>
    <style:style style:name="T17" style:family="text">
      <style:text-properties fo:color="#a8c023" fo:font-style="italic" style:font-style-asian="normal" style:font-style-complex="normal"/>
    </style:style>
    <style:style style:name="T18" style:family="text">
      <style:text-properties fo:color="#a8c023" style:font-name="Source Code Pro" fo:font-size="10.5pt" fo:font-style="italic"/>
    </style:style>
    <style:style style:name="T19" style:family="text">
      <style:text-properties fo:color="#a8c023" style:font-name="Source Code Pro" fo:font-size="10.5pt" fo:font-style="italic" style:text-underline-style="none" fo:font-weight="normal" officeooo:rsid="00e29371" style:font-style-asian="normal" style:font-weight-asian="normal" style:font-style-complex="normal" style:font-weight-complex="normal"/>
    </style:style>
    <style:style style:name="T20" style:family="text">
      <style:text-properties fo:color="#a8c023" style:font-style-asian="normal" style:font-style-complex="normal"/>
    </style:style>
    <style:style style:name="T21" style:family="text">
      <style:text-properties fo:color="#9876aa"/>
    </style:style>
    <style:style style:name="T22" style:family="text">
      <style:text-properties fo:color="#9876aa" style:font-name="Source Code Pro" fo:font-size="10.5pt"/>
    </style:style>
    <style:style style:name="T23" style:family="text">
      <style:text-properties fo:color="#9876aa" style:font-name="Source Code Pro" fo:font-size="10.5pt" fo:font-style="italic"/>
    </style:style>
    <style:style style:name="T24" style:family="text">
      <style:text-properties fo:color="#9876aa" fo:font-style="normal" style:font-style-asian="normal" style:font-style-complex="normal"/>
    </style:style>
    <style:style style:name="T25" style:family="text">
      <style:text-properties fo:color="#9876aa" fo:font-style="italic"/>
    </style:style>
    <style:style style:name="T26" style:family="text">
      <style:text-properties fo:color="#bababa"/>
    </style:style>
    <style:style style:name="T27" style:family="text">
      <style:text-properties fo:color="#bababa" style:font-name="Source Code Pro" fo:font-size="10.5pt"/>
    </style:style>
    <style:style style:name="T28" style:family="text">
      <style:text-properties fo:color="#bababa" fo:font-style="normal" style:font-style-asian="normal" style:font-style-complex="normal"/>
    </style:style>
    <style:style style:name="T29" style:family="text">
      <style:text-properties fo:color="#6a8759"/>
    </style:style>
    <style:style style:name="T30" style:family="text">
      <style:text-properties fo:color="#6a8759" style:font-name="Source Code Pro" fo:font-size="10.5pt"/>
    </style:style>
    <style:style style:name="T31" style:family="text">
      <style:text-properties fo:color="#6a8759" fo:font-style="normal" style:font-style-asian="normal" style:font-style-complex="normal"/>
    </style:style>
    <style:style style:name="T32" style:family="text">
      <style:text-properties style:font-name="Source Code Pro" fo:font-size="10.5pt"/>
    </style:style>
    <style:style style:name="T33" style:family="text">
      <style:text-properties style:font-name="Source Code Pro" fo:font-size="10.5pt" fo:font-style="normal" style:font-style-asian="normal" style:font-style-complex="normal"/>
    </style:style>
    <style:style style:name="T34" style:family="text">
      <style:text-properties style:font-name="Source Code Pro" fo:font-size="10.5pt" fo:font-style="normal" officeooo:rsid="003c7ffa" style:font-style-asian="normal" style:font-style-complex="normal"/>
    </style:style>
    <style:style style:name="T35" style:family="text">
      <style:text-properties style:font-name="Source Code Pro" fo:font-size="10.5pt" fo:font-style="normal" officeooo:rsid="003e9fe4" style:font-style-asian="normal" style:font-style-complex="normal"/>
    </style:style>
    <style:style style:name="T36" style:family="text">
      <style:text-properties style:font-name="Source Code Pro" fo:font-size="10.5pt" fo:font-style="normal" officeooo:rsid="0040ab9e" style:font-style-asian="normal" style:font-style-complex="normal"/>
    </style:style>
    <style:style style:name="T37" style:family="text">
      <style:text-properties style:font-name="Source Code Pro" fo:font-size="10.5pt" fo:font-style="normal" officeooo:rsid="00427368" style:font-style-asian="normal" style:font-style-complex="normal"/>
    </style:style>
    <style:style style:name="T38" style:family="text">
      <style:text-properties style:font-name="Source Code Pro" fo:font-size="10.5pt" fo:font-style="normal" officeooo:rsid="004655bc" style:font-style-asian="normal" style:font-style-complex="normal"/>
    </style:style>
    <style:style style:name="T39" style:family="text">
      <style:text-properties style:font-name="Source Code Pro" fo:font-size="10.5pt" fo:font-style="normal" officeooo:rsid="00496cdd" style:font-style-asian="normal" style:font-style-complex="normal"/>
    </style:style>
    <style:style style:name="T40" style:family="text">
      <style:text-properties style:font-name="Source Code Pro" fo:font-size="10.5pt" fo:font-style="normal" officeooo:rsid="004fe501" style:font-style-asian="normal" style:font-style-complex="normal"/>
    </style:style>
    <style:style style:name="T41" style:family="text">
      <style:text-properties style:font-name="Source Code Pro" fo:font-size="10.5pt" fo:font-style="normal" officeooo:rsid="0051d31d" style:font-style-asian="normal" style:font-style-complex="normal"/>
    </style:style>
    <style:style style:name="T42" style:family="text">
      <style:text-properties style:font-name="Source Code Pro" fo:font-size="10.5pt" fo:font-style="normal" officeooo:rsid="005264c6" style:font-style-asian="normal" style:font-style-complex="normal"/>
    </style:style>
    <style:style style:name="T43" style:family="text">
      <style:text-properties style:font-name="Source Code Pro" fo:font-size="10.5pt" fo:font-style="normal" officeooo:rsid="00559523" style:font-style-asian="normal" style:font-style-complex="normal"/>
    </style:style>
    <style:style style:name="T44" style:family="text">
      <style:text-properties style:font-name="Source Code Pro" fo:font-size="10.5pt" fo:font-style="normal" officeooo:rsid="0056d51d" style:font-style-asian="normal" style:font-style-complex="normal"/>
    </style:style>
    <style:style style:name="T45" style:family="text">
      <style:text-properties style:font-name="Source Code Pro" fo:font-size="10.5pt" fo:font-style="normal" officeooo:rsid="0056e68c" style:font-style-asian="normal" style:font-style-complex="normal"/>
    </style:style>
    <style:style style:name="T46" style:family="text">
      <style:text-properties style:font-name="Source Code Pro" fo:font-size="10.5pt" fo:font-style="normal" officeooo:rsid="005dbe6b" style:font-style-asian="normal" style:font-style-complex="normal"/>
    </style:style>
    <style:style style:name="T47" style:family="text">
      <style:text-properties style:font-name="Source Code Pro" fo:font-size="10.5pt" fo:font-style="normal" officeooo:rsid="00624bba" style:font-style-asian="normal" style:font-style-complex="normal"/>
    </style:style>
    <style:style style:name="T48" style:family="text">
      <style:text-properties style:font-name="Source Code Pro" fo:font-size="10.5pt" fo:background-color="#344134" loext:char-shading-value="0"/>
    </style:style>
    <style:style style:name="T49" style:family="text">
      <style:text-properties style:font-name="Source Code Pro" fo:font-size="10.5pt" fo:font-style="italic"/>
    </style:style>
    <style:style style:name="T50" style:family="text">
      <style:text-properties fo:color="#e8bf6a"/>
    </style:style>
    <style:style style:name="T51" style:family="text">
      <style:text-properties fo:color="#e8bf6a" style:font-name="Source Code Pro" fo:font-size="10.5pt"/>
    </style:style>
    <style:style style:name="T52" style:family="text">
      <style:text-properties fo:color="#e8bf6a" fo:font-style="normal" style:font-style-asian="normal" style:font-style-complex="normal"/>
    </style:style>
    <style:style style:name="T53" style:family="text">
      <style:text-properties fo:color="#a9b7c6" style:font-name="Source Code Pro" fo:font-size="10.5pt"/>
    </style:style>
    <style:style style:name="T54" style:family="text">
      <style:text-properties officeooo:rsid="006c5af8"/>
    </style:style>
    <style:style style:name="T55" style:family="text">
      <style:text-properties officeooo:rsid="00704ad4"/>
    </style:style>
    <style:style style:name="T56" style:family="text">
      <style:text-properties fo:color="#cc7832"/>
    </style:style>
    <style:style style:name="T57" style:family="text">
      <style:text-properties fo:color="#cc7832" style:font-name="Source Code Pro" fo:font-size="10.5pt"/>
    </style:style>
    <style:style style:name="T58" style:family="text">
      <style:text-properties fo:color="#cc7832" fo:font-style="normal" style:font-style-asian="normal" style:font-style-complex="normal"/>
    </style:style>
    <style:style style:name="T59" style:family="text">
      <style:text-properties fo:color="#ffc66d"/>
    </style:style>
    <style:style style:name="T60" style:family="text">
      <style:text-properties officeooo:rsid="0076b9b2"/>
    </style:style>
    <style:style style:name="T61" style:family="text">
      <style:text-properties officeooo:rsid="0082250c"/>
    </style:style>
    <style:style style:name="T62" style:family="text">
      <style:text-properties officeooo:rsid="008418cb"/>
    </style:style>
    <style:style style:name="T63" style:family="text">
      <style:text-properties officeooo:rsid="008d173f"/>
    </style:style>
    <style:style style:name="T64" style:family="text">
      <style:text-properties officeooo:rsid="008ded41"/>
    </style:style>
    <style:style style:name="T65" style:family="text">
      <style:text-properties officeooo:rsid="00960627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a0af20"/>
    </style:style>
    <style:style style:name="T69" style:family="text">
      <style:text-properties style:text-underline-style="none" officeooo:rsid="00a2ce7d"/>
    </style:style>
    <style:style style:name="T70" style:family="text">
      <style:text-properties style:text-underline-style="none" officeooo:rsid="00a872db"/>
    </style:style>
    <style:style style:name="T71" style:family="text">
      <style:text-properties style:text-underline-style="none" officeooo:rsid="00b018ef"/>
    </style:style>
    <style:style style:name="T72" style:family="text">
      <style:text-properties fo:color="#000000" style:font-name="Source Code Pro" fo:font-size="10.5pt" fo:font-style="normal" style:text-underline-style="none" fo:font-weight="normal" officeooo:rsid="00b018ef" style:font-style-asian="normal" style:font-weight-asian="normal" style:font-style-complex="normal" style:font-weight-complex="normal"/>
    </style:style>
    <style:style style:name="T73" style:family="text">
      <style:text-properties fo:color="#000000" style:font-name="Source Code Pro" fo:font-size="10.5pt" fo:font-style="normal" style:text-underline-style="none" fo:font-weight="normal" officeooo:rsid="00b07108" style:font-style-asian="normal" style:font-weight-asian="normal" style:font-style-complex="normal" style:font-weight-complex="normal"/>
    </style:style>
    <style:style style:name="T74" style:family="text">
      <style:text-properties fo:color="#000000" style:font-name="Source Code Pro" fo:font-size="10.5pt" fo:font-style="normal" style:text-underline-style="none" fo:font-weight="normal" officeooo:rsid="00e8cafe" style:font-style-asian="normal" style:font-weight-asian="normal" style:font-style-complex="normal" style:font-weight-complex="normal"/>
    </style:style>
    <style:style style:name="T75" style:family="text">
      <style:text-properties fo:color="#000000" style:font-name="Source Code Pro" fo:font-size="10.5pt" fo:font-style="normal" style:font-style-asian="normal" style:font-style-complex="normal"/>
    </style:style>
    <style:style style:name="T76" style:family="text">
      <style:text-properties fo:color="#000000" style:font-name="Source Code Pro" fo:font-size="10.5pt" fo:font-style="normal" officeooo:rsid="00e8cafe" style:font-style-asian="normal" style:font-style-complex="normal"/>
    </style:style>
    <style:style style:name="T77" style:family="text">
      <style:text-properties fo:color="#000000" fo:font-style="normal" style:font-style-asian="normal" style:font-style-complex="normal"/>
    </style:style>
    <style:style style:name="T78" style:family="text">
      <style:text-properties officeooo:rsid="00b6673d"/>
    </style:style>
    <style:style style:name="T79" style:family="text">
      <style:text-properties officeooo:rsid="00b731c3"/>
    </style:style>
    <style:style style:name="T80" style:family="text">
      <style:text-properties officeooo:rsid="00b9837d"/>
    </style:style>
    <style:style style:name="T81" style:family="text">
      <style:text-properties officeooo:rsid="00be5d9d"/>
    </style:style>
    <style:style style:name="T82" style:family="text">
      <style:text-properties officeooo:rsid="00d46a84"/>
    </style:style>
    <style:style style:name="T83" style:family="text">
      <style:text-properties officeooo:rsid="00db74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2: connect to the Internet</text:p>
      <text:p text:style-name="P1"/>
      <text:p text:style-name="P2">Introduction</text:p>
      <text:p text:style-name="P3"/>
      <text:list xml:id="list8094287778482883961" text:style-name="L1">
        <text:list-item>
          <text:p text:style-name="P52">In this lesson:</text:p>
          <text:list>
            <text:list-item>
              <text:p text:style-name="P52">cloud – data from weather service</text:p>
            </text:list-item>
            <text:list-item>
              <text:p text:style-name="P52">permission system</text:p>
            </text:list-item>
            <text:list-item>
              <text:p text:style-name="P52">network IO</text:p>
            </text:list-item>
            <text:list-item>
              <text:p text:style-name="P52">Moving tasks off <text:span text:style-name="T1">main UI thread</text:span></text:p>
            </text:list-item>
          </text:list>
        </text:list-item>
      </text:list>
      <text:p text:style-name="P7"/>
      <text:p text:style-name="P4">Logging</text:p>
      <text:p text:style-name="P4"/>
      <text:list xml:id="list544255243701983894" text:style-name="L2">
        <text:list-item>
          <text:p text:style-name="P53">console</text:p>
        </text:list-item>
        <text:list-item>
          <text:p text:style-name="P53">log messages:</text:p>
          <text:list>
            <text:list-item>
              <text:p text:style-name="P53">communicate info about apps</text:p>
            </text:list-item>
            <text:list-item>
              <text:p text:style-name="P53">can be trivial, or indicate deeper problems</text:p>
            </text:list-item>
          </text:list>
        </text:list-item>
        <text:list-item>
          <text:p text:style-name="P53">log levels:</text:p>
          <text:list>
            <text:list-item>
              <text:p text:style-name="P53">error</text:p>
              <text:list>
                <text:list-item>
                  <text:p text:style-name="P54">logs obvious errors</text:p>
                </text:list-item>
              </text:list>
            </text:list-item>
            <text:list-item>
              <text:p text:style-name="P53">warn</text:p>
              <text:list>
                <text:list-item>
                  <text:p text:style-name="P54">things that don’t crash app, but are concerning <text:span text:style-name="T6">(like low disk space)</text:span></text:p>
                </text:list-item>
              </text:list>
            </text:list-item>
            <text:list-item>
              <text:p text:style-name="P53">info</text:p>
              <text:list>
                <text:list-item>
                  <text:p text:style-name="P55">used just for info, like connection estabilshed </text:p>
                </text:list-item>
              </text:list>
            </text:list-item>
            <text:list-item>
              <text:p text:style-name="P53">debug</text:p>
              <text:list>
                <text:list-item>
                  <text:p text:style-name="P55">for programmer (outputting url...)</text:p>
                </text:list-item>
              </text:list>
            </text:list-item>
            <text:list-item>
              <text:p text:style-name="P53">verbose</text:p>
              <text:list>
                <text:list-item>
                  <text:p text:style-name="P55">for very detailed information</text:p>
                </text:list-item>
              </text:list>
            </text:list-item>
            <text:list-item>
              <text:p text:style-name="P56">wtf</text:p>
              <text:list>
                <text:list-item>
                  <text:p text:style-name="P56">this is bad <text:span text:style-name="T8">obvi</text:span></text:p>
                </text:list-item>
                <text:list-item>
                  <text:p text:style-name="P57">on a debug build, this will cause the device to hault.</text:p>
                </text:list-item>
              </text:list>
            </text:list-item>
          </text:list>
        </text:list-item>
        <text:list-item>
          <text:p text:style-name="P53">error, warn and info are preserved in release versions </text:p>
        </text:list-item>
        <text:list-item>
          <text:p text:style-name="P58"><text:bookmark-start text:name="__DdeLink__658_882456059"/>Log.<text:span text:style-name="T3">x</text:span><text:span text:style-name="T4">(String TAG, String message);</text:span><text:span text:style-name="T5">//general Log format</text:span></text:p>
          <text:list>
            <text:list-item>
              <text:p text:style-name="P59"><text:span text:style-name="T5">t</text:span><text:span text:style-name="T4">he class name is usually used as the TAG, to make searching easier</text:span></text:p>
            </text:list-item>
            <text:list-item>
              <text:p text:style-name="P71">x<text:span text:style-name="T4"> is a letter. </text:span><text:bookmark-end text:name="__DdeLink__658_882456059"/></text:p>
              <text:list>
                <text:list-item>
                  <text:p text:style-name="P72">e is error</text:p>
                </text:list-item>
                <text:list-item>
                  <text:p text:style-name="P72">w is warn</text:p>
                </text:list-item>
                <text:list-item>
                  <text:p text:style-name="P72">i is info</text:p>
                </text:list-item>
                <text:list-item>
                  <text:p text:style-name="P72">d is debug</text:p>
                </text:list-item>
                <text:list-item>
                  <text:p text:style-name="P72">v is verbose-</text:p>
                </text:list-item>
                <text:list-item>
                  <text:p text:style-name="P73">wtf is “<text:span text:style-name="T7">what a terrible Failure”</text:span></text:p>
                </text:list-item>
              </text:list>
            </text:list-item>
            <text:list-item>
              <text:p text:style-name="P72">Use the class name as the tag.</text:p>
            </text:list-item>
          </text:list>
        </text:list-item>
      </text:list>
      <text:p text:style-name="P10"/>
      <text:p text:style-name="P11">Internet Toy App Introduction <text:span text:style-name="T9">&amp; create a Layout – comment collection</text:span></text:p>
      <text:p text:style-name="P11"/>
      <text:list xml:id="list5169901980634347528" text:style-name="L3">
        <text:list-item>
          <text:p text:style-name="P74"><text:a xlink:type="simple" xlink:href="https://api.github.com/search/repositories?q=android&amp;sort=stars" office:target-frame-name="_blank" xlink:show="new" text:style-name="Internet_20_link" text:visited-style-name="Visited_20_Internet_20_Link">https://api.github.com/search/repositories?q=android&amp;sort=stars</text:a></text:p>
        </text:list-item>
        <text:list-item>
          <text:p text:style-name="P74">exercise: T02.1-Exercise-CreateLayout</text:p>
        </text:list-item>
        <text:list-item>
          <text:p text:style-name="P171"><text:soft-page-break/><text:span text:style-name="T10">&lt;!--</text:span><text:span text:style-name="T15">TODO (1) Change the ConstraintLayout to a LinearLayout</text:span><text:span text:style-name="T10">--&gt;</text:span></text:p>
        </text:list-item>
        <text:list-item>
          <text:p text:style-name="P171"><text:span text:style-name="T10">&lt;!--</text:span><text:span text:style-name="T15">TODO (2) Make the orientation vertical</text:span><text:span text:style-name="T10">--&gt;</text:span></text:p>
        </text:list-item>
        <text:list-item>
          <text:p text:style-name="P171"><text:span text:style-name="T10">&lt;!--</text:span><text:span text:style-name="T15">TODO (3) Give left, right, and top padding of 16dp</text:span><text:span text:style-name="T10">--&gt;</text:span></text:p>
        </text:list-item>
        <text:list-item>
          <text:p text:style-name="P171"><text:span text:style-name="T10">&lt;!--</text:span><text:span text:style-name="T15">TODO (4) Remove the line that declares the id, we don't need it</text:span><text:span text:style-name="T10">--&gt;</text:span></text:p>
          <text:list>
            <text:list-item>
              <text:p text:style-name="P171"><text:span text:style-name="T21">android</text:span><text:span text:style-name="T26">:id=</text:span><text:span text:style-name="T29">"@+id/activity_main"</text:span></text:p>
            </text:list-item>
          </text:list>
        </text:list-item>
        <text:list-item>
          <text:p text:style-name="P171"><text:span text:style-name="T10">&lt;!--</text:span><text:span text:style-name="T15">TODO (5) Remove the xmlns:app declaration, we don't need that anymore</text:span><text:span text:style-name="T10">--&gt;</text:span></text:p>
          <text:list>
            <text:list-item>
              <text:p text:style-name="P171"><text:span text:style-name="T26">xmlns:</text:span><text:span text:style-name="T21">app</text:span><text:span text:style-name="T26">=</text:span><text:span text:style-name="T29">"http://schemas.android.com/apk/res-auto"</text:span></text:p>
            </text:list-item>
          </text:list>
        </text:list-item>
        <text:list-item>
          <text:p text:style-name="P171"><text:span text:style-name="T10">&lt;!--</text:span><text:span text:style-name="T15">TODO (6) Delete this TextView</text:span><text:span text:style-name="T10">--&gt;</text:span></text:p>
        </text:list-item>
      </text:list>
      <text:p text:style-name="P44">&lt;TextView</text:p>
      <text:p text:style-name="P41"><text:span text:style-name="T50"><text:s text:c="4"/></text:span><text:span text:style-name="T22">android</text:span><text:span text:style-name="T27">:layout_width=</text:span><text:span text:style-name="T30">"wrap_cont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1"><text:span text:style-name="T29"><text:s text:c="4"/></text:span><text:span text:style-name="T22">android</text:span><text:span text:style-name="T27">:text=</text:span><text:span text:style-name="T30">"Hello World!"</text:span></text:p>
      <text:p text:style-name="P41"><text:span text:style-name="T29"><text:s text:c="4"/></text:span><text:span text:style-name="T22">app</text:span><text:span text:style-name="T27">:layout_constraintBottom_toBottomOf=</text:span><text:span text:style-name="T30">"@+id/activity_main"</text:span></text:p>
      <text:p text:style-name="P41"><text:span text:style-name="T29"><text:s text:c="4"/></text:span><text:span text:style-name="T22">app</text:span><text:span text:style-name="T27">:layout_constraintLeft_toLeftOf=</text:span><text:span text:style-name="T30">"@+id/activity_main"</text:span></text:p>
      <text:p text:style-name="P41"><text:span text:style-name="T29"><text:s text:c="4"/></text:span><text:span text:style-name="T22">app</text:span><text:span text:style-name="T27">:layout_constraintRight_toRightOf=</text:span><text:span text:style-name="T30">"@+id/activity_main"</text:span></text:p>
      <text:p text:style-name="P48"><text:span text:style-name="T29"><text:s text:c="4"/></text:span><text:span text:style-name="T22">app</text:span><text:span text:style-name="T27">:layout_constraintTop_toTopOf=</text:span><text:span text:style-name="T30">"@+id/activity_main" </text:span><text:span text:style-name="T51">/&gt;</text:span></text:p>
      <text:list xml:id="list105823004372297" text:continue-numbering="true" text:style-name="L3">
        <text:list-item>
          <text:p text:style-name="P172"><text:span text:style-name="T10">&lt;!--</text:span><text:span text:style-name="T15">TODO (7) Add an EditText</text:span><text:span text:style-name="T10">--&gt;</text:span></text:p>
        </text:list-item>
      </text:list>
      <text:p text:style-name="P42"><text:span text:style-name="T10">&lt;!--</text:span><text:span text:style-name="T15">TODO (8) Give the EditText an id of @+id/et_search_box</text:span><text:span text:style-name="T10">--&gt;</text:span></text:p>
      <text:p text:style-name="P42"><text:span text:style-name="T10">&lt;!--</text:span><text:span text:style-name="T15">TODO (9) Set the text size to 22sp</text:span><text:span text:style-name="T10">--&gt;</text:span></text:p>
      <text:p text:style-name="P42"><text:span text:style-name="T10">&lt;!--</text:span><text:span text:style-name="T15">TODO (10) Set the width to match_parent and the height to wrap_content</text:span><text:span text:style-name="T10">--&gt;</text:span></text:p>
      <text:p text:style-name="P47"><text:span text:style-name="T11">&lt;!--</text:span><text:span text:style-name="T18">TODO (11) Provide a hint telling the user to enter a query and then click search</text:span><text:span text:style-name="T11">--&gt;</text:span></text:p>
      <text:list xml:id="list105823356055265" text:continue-numbering="true" text:style-name="L3">
        <text:list-item>
          <text:p text:style-name="P187">&lt;EditText</text:p>
        </text:list-item>
      </text:list>
      <text:p text:style-name="P41"><text:span text:style-name="T50"><text:s text:c="4"/></text:span><text:span text:style-name="T22">android</text:span><text:span text:style-name="T27">:layout_width=</text:span><text:span text:style-name="T30">"match_par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1"><text:span text:style-name="T29"><text:s text:c="4"/></text:span><text:span text:style-name="T22">android</text:span><text:span text:style-name="T27">:id=</text:span><text:span text:style-name="T30">"@+id/et_search_box"</text:span></text:p>
      <text:p text:style-name="P41"><text:span text:style-name="T29"><text:s text:c="4"/></text:span><text:span text:style-name="T22">android</text:span><text:span text:style-name="T27">:textSize=</text:span><text:span text:style-name="T30">"22sp"</text:span></text:p>
      <text:p text:style-name="P41"><text:span text:style-name="T29"><text:s text:c="4"/></text:span><text:span text:style-name="T22">android</text:span><text:span text:style-name="T27">:hint=</text:span><text:span text:style-name="T30">"enter a query and then click search"</text:span></text:p>
      <text:p text:style-name="P48"><text:span text:style-name="T29"><text:s text:c="4"/></text:span><text:span text:style-name="T51">/&gt;</text:span></text:p>
      <text:list xml:id="list105822664810795" text:continue-numbering="true" text:style-name="L3">
        <text:list-item>
          <text:p text:style-name="P172"><text:span text:style-name="T10">&lt;!--</text:span><text:span text:style-name="T15">TODO (12) Add a TextView</text:span><text:span text:style-name="T10">--&gt;</text:span></text:p>
        </text:list-item>
      </text:list>
      <text:p text:style-name="P42"><text:span text:style-name="T10">&lt;!--</text:span><text:span text:style-name="T15">TODO (13) Give the TextView an id of @+id/tv_url_display</text:span><text:span text:style-name="T10">--&gt;</text:span></text:p>
      <text:p text:style-name="P42"><text:span text:style-name="T10">&lt;!--</text:span><text:span text:style-name="T15">TODO (14) Set the text size to 22sp</text:span><text:span text:style-name="T10">--&gt;</text:span></text:p>
      <text:p text:style-name="P42"><text:span text:style-name="T10">&lt;!--</text:span><text:span text:style-name="T15">TODO (15) Set the width to wrap_content and the height to wrap_content</text:span><text:span text:style-name="T10">--&gt;</text:span></text:p>
      <text:p text:style-name="P42"><text:span text:style-name="T10">&lt;!--</text:span><text:span text:style-name="T15">TODO (16) Give the TextView a top margin of 8dp</text:span><text:span text:style-name="T10">--&gt;</text:span></text:p>
      <text:p text:style-name="P49"><text:span text:style-name="T10">&lt;!--</text:span><text:span text:style-name="T15">TODO (17) Set the text to tell the user their search URL will show up here when they click search</text:span><text:span text:style-name="T10">--&gt;</text:span></text:p>
      <text:list xml:id="list105822011274723" text:continue-numbering="true" text:style-name="L3">
        <text:list-item>
          <text:p text:style-name="P187">&lt;TextView</text:p>
        </text:list-item>
      </text:list>
      <text:p text:style-name="P41"><text:span text:style-name="T50"><text:s text:c="4"/></text:span><text:span text:style-name="T22">android</text:span><text:span text:style-name="T27">:id=</text:span><text:span text:style-name="T30">"@+id/tv_url_display"</text:span></text:p>
      <text:p text:style-name="P41"><text:span text:style-name="T29"><text:s text:c="4"/></text:span><text:span text:style-name="T22">android</text:span><text:span text:style-name="T27">:textSize=</text:span><text:span text:style-name="T30">"22sp"</text:span></text:p>
      <text:p text:style-name="P41"><text:span text:style-name="T29"><text:s text:c="4"/></text:span><text:span text:style-name="T22">android</text:span><text:span text:style-name="T27">:layout_width=</text:span><text:span text:style-name="T30">"wrap_cont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1"><text:span text:style-name="T29"><text:s text:c="4"/></text:span><text:span text:style-name="T22">android</text:span><text:span text:style-name="T27">:layout_marginTop=</text:span><text:span text:style-name="T30">"8dp"</text:span><text:span text:style-name="T51">&gt;</text:span><text:span text:style-name="T32">Your search URL will show up here</text:span></text:p>
      <text:p text:style-name="P49">when you click the search.<text:span text:style-name="T50">&lt;/TextView&gt;</text:span></text:p>
      <text:list xml:id="list105822981857192" text:continue-numbering="true" text:style-name="L3">
        <text:list-item>
          <text:p text:style-name="P172"><text:span text:style-name="T10">&lt;!--</text:span><text:span text:style-name="T15">TODO (21) Within the ScrollView, add a TextView</text:span><text:span text:style-name="T10">--&gt;</text:span></text:p>
        </text:list-item>
      </text:list>
      <text:p text:style-name="P42"><text:span text:style-name="T10">&lt;!--</text:span><text:span text:style-name="T15">TODO (22) Give the TextView an id of @+id/tv_github_search_results_json</text:span><text:span text:style-name="T10">--&gt;</text:span></text:p>
      <text:p text:style-name="P42"><text:span text:style-name="T10">&lt;!--</text:span><text:span text:style-name="T15">TODO (23) Set the text size to 18sp</text:span><text:span text:style-name="T10">--&gt;</text:span></text:p>
      <text:p text:style-name="P42"><text:span text:style-name="T10">&lt;!--</text:span><text:span text:style-name="T15">TODO (24) Set the height and width to wrap_content</text:span><text:span text:style-name="T10">--&gt;</text:span></text:p>
      <text:p text:style-name="P49"><text:span text:style-name="T10">&lt;!--</text:span><text:span text:style-name="T15">TODO (25) Set the text to something that tells the user to make a search</text:span><text:span text:style-name="T10">--&gt;</text:span></text:p>
      <text:list xml:id="list105823348680352" text:continue-numbering="true" text:style-name="L3">
        <text:list-item>
          <text:p text:style-name="P187"><text:soft-page-break/>&lt;TextView</text:p>
        </text:list-item>
      </text:list>
      <text:p text:style-name="P41"><text:span text:style-name="T50"><text:s text:c="4"/></text:span><text:span text:style-name="T22">android</text:span><text:span text:style-name="T27">:layout_width=</text:span><text:span text:style-name="T30">"wrap_cont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1"><text:span text:style-name="T29"><text:s text:c="4"/></text:span><text:span text:style-name="T22">android</text:span><text:span text:style-name="T27">:id=</text:span><text:span text:style-name="T30">"@+id/tv_github_search_results_json"</text:span></text:p>
      <text:p text:style-name="P41"><text:span text:style-name="T29"><text:s text:c="4"/></text:span><text:span text:style-name="T22">android</text:span><text:span text:style-name="T27">:textSize=</text:span><text:span text:style-name="T30">"18sp"</text:span><text:span text:style-name="T51">&gt;</text:span><text:span text:style-name="T32">make a search</text:span></text:p>
      <text:p text:style-name="P50">&lt;/TextView&gt;</text:p>
      <text:list xml:id="list105822764328090" text:continue-numbering="true" text:style-name="L3">
        <text:list-item>
          <text:p text:style-name="P172"><text:span text:style-name="T10">&lt;!--</text:span><text:span text:style-name="T15">TODO (18) Add a ScrollView</text:span><text:span text:style-name="T10">--&gt;</text:span></text:p>
        </text:list-item>
      </text:list>
      <text:p text:style-name="P42"><text:span text:style-name="T10">&lt;!--</text:span><text:span text:style-name="T15">TODO (19) Set the width to match_parent and the height to wrap_content</text:span><text:span text:style-name="T10">--&gt;</text:span></text:p>
      <text:p text:style-name="P49"><text:span text:style-name="T10">&lt;!--</text:span><text:span text:style-name="T15">TODO (20) Set the top margin to 16dp</text:span><text:span text:style-name="T10">--&gt;</text:span></text:p>
      <text:list xml:id="list105822472427658" text:continue-numbering="true" text:style-name="L3">
        <text:list-item>
          <text:p text:style-name="P187">&lt;ScrollView</text:p>
        </text:list-item>
      </text:list>
      <text:p text:style-name="P41"><text:span text:style-name="T50"><text:s text:c="4"/></text:span><text:span text:style-name="T22">android</text:span><text:span text:style-name="T27">:layout_width=</text:span><text:span text:style-name="T30">"match_par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8"><text:span text:style-name="T29"><text:s text:c="4"/></text:span><text:span text:style-name="T22">android</text:span><text:span text:style-name="T27">:layout_marginTop=</text:span><text:span text:style-name="T30">"16dp"</text:span><text:span text:style-name="T51">&gt;</text:span></text:p>
      <text:list xml:id="list105822340333080" text:continue-numbering="true" text:style-name="L3">
        <text:list-item>
          <text:p text:style-name="P179"><text:span text:style-name="T10">// </text:span><text:span text:style-name="T15">TODO (26) Create an EditText variable called mSearchBoxEditText</text:span></text:p>
        </text:list-item>
        <text:list-item>
          <text:p text:style-name="P179"><text:span text:style-name="T10">// </text:span><text:span text:style-name="T15">TODO (27) Create a TextView variable called mUrlDisplayTextView</text:span></text:p>
        </text:list-item>
        <text:list-item>
          <text:p text:style-name="P179"><text:span text:style-name="T10">// </text:span><text:span text:style-name="T15">TODO (28) Create a TextView variable called mSearchResultsTextView</text:span></text:p>
        </text:list-item>
        <text:list-item>
          <text:p text:style-name="P179"><text:span text:style-name="T10">// </text:span><text:span text:style-name="T15">TODO (29) Use findViewById to get a reference to mSearchBoxEditText</text:span></text:p>
        </text:list-item>
        <text:list-item>
          <text:p text:style-name="P179"><text:span text:style-name="T10">// </text:span><text:span text:style-name="T15">TODO (30) Use findViewById to get a reference to mUrlDisplayTextView</text:span></text:p>
        </text:list-item>
        <text:list-item>
          <text:p text:style-name="P179"><text:span text:style-name="T10">// </text:span><text:span text:style-name="T15">TODO (31) Use findViewById to get a reference to mSearchResultsTextView</text:span></text:p>
        </text:list-item>
        <text:list-item>
          <text:p text:style-name="P179"><text:span text:style-name="T10">// </text:span><text:span text:style-name="T15">TODO (32) Remove the ConstraintLayout dependency as we aren't using it for these simple projects</text:span></text:p>
        </text:list-item>
      </text:list>
      <text:p text:style-name="P47"><text:span text:style-name="T53">compile </text:span><text:span text:style-name="T30">'com.android.support.constraint:constraint-layout:1.0.0-beta4'</text:span></text:p>
      <text:p text:style-name="P51">Resources</text:p>
      <text:list xml:id="list105823345214745" text:continue-list="list544255243701983894" text:style-name="L2">
        <text:list-item>
          <text:p text:style-name="P60"><text:span text:style-name="T5">W</text:span><text:span text:style-name="T4">hat is the res directory?</text:span></text:p>
          <text:list>
            <text:list-item>
              <text:p text:style-name="P60"><text:span text:style-name="T5">A </text:span><text:span text:style-name="T4">place to store images, strings, and layouts.</text:span></text:p>
            </text:list-item>
            <text:list-item>
              <text:p text:style-name="P75">Included in every Android project.</text:p>
            </text:list-item>
          </text:list>
        </text:list-item>
        <text:list-item>
          <text:p text:style-name="P76">The res directory contains:</text:p>
          <text:list>
            <text:list-item>
              <text:p text:style-name="P76">other res directories for different device types</text:p>
            </text:list-item>
          </text:list>
        </text:list-item>
        <text:list-item>
          <text:p text:style-name="P77">res from the dev guide:</text:p>
          <text:list>
            <text:list-item>
              <text:p text:style-name="P78">resources shouldn’t be saved directly in the res directory they should be saved in named subdirectories</text:p>
            </text:list-item>
            <text:list-item>
              <text:p text:style-name="P78">resources saved in subdirectories directly under res are the default resources.</text:p>
            </text:list-item>
            <text:list-item>
              <text:p text:style-name="P79">Resources can be provided for different device configurations, you need to provide alternative resources in addition to your default resources.</text:p>
            </text:list-item>
          </text:list>
        </text:list-item>
        <text:list-item>
          <text:p text:style-name="P80">Alternative resources:</text:p>
          <text:list>
            <text:list-item>
              <text:p text:style-name="P81">screen densities</text:p>
            </text:list-item>
            <text:list-item>
              <text:p text:style-name="P81">languages</text:p>
            </text:list-item>
          </text:list>
        </text:list-item>
        <text:list-item>
          <text:p text:style-name="P81">To specify configuration-specific alternatives for a set of resources:</text:p>
          <text:list>
            <text:list-item>
              <text:p text:style-name="P81">create a new directory in res/ named in the form &lt;resources_name&gt;-&lt;config_qualifier&gt;</text:p>
              <text:list>
                <text:list-item>
                  <text:p text:style-name="P81">&lt;resources_name&gt; is the directory name of the corresponding default resources (defined in table 1).</text:p>
                </text:list-item>
                <text:list-item>
                  <text:p text:style-name="P81">&lt;qulaifier&gt; is a name that specifies an individual configuration for which these resources are to be used.</text:p>
                </text:list-item>
                <text:list-item>
                  <text:p text:style-name="P82">You can append more than on &lt;qualifier&gt;. Separate each one with a dash.</text:p>
                  <text:list>
                    <text:list-item>
                      <text:p text:style-name="P83">When appending multiple qualifiers, order according to table 2 in:</text:p>
                    </text:list-item>
                  </text:list>
                </text:list-item>
              </text:list>
            </text:list-item>
          </text:list>
          <text:p text:style-name="P151"><text:soft-page-break/><text:a xlink:type="simple" xlink:href="https://developer.android.com/guide/topics/resources/providing-resources.html#AlternativeResources" text:style-name="Internet_20_link" text:visited-style-name="Visited_20_Internet_20_Link"><text:span text:style-name="T33">https://developer.android.com/guide/topics/resources/providing-resources.html#AlternativeResources</text:span></text:a></text:p>
          <text:list text:continue-numbering="true">
            <text:list-item>
              <text:p text:style-name="P83">save the respective alternative resources in this new directory. The resources file must be named exactly the same as the default resource files.</text:p>
            </text:list-item>
          </text:list>
        </text:list-item>
        <text:list-item>
          <text:p text:style-name="P152"><text:span text:style-name="T33">Creating an alias to a resource </text:span><text:span text:style-name="T34">can help avoid duplicating resources.</text:span></text:p>
        </text:list-item>
        <text:list-item>
          <text:p text:style-name="P153"><text:span text:style-name="T34">S</text:span><text:span text:style-name="T33">ome common resource types: Values (strings and ints), drawable (visual files: bitmaps, shapes…), layouts (XML layouts for your ap</text:span><text:span text:style-name="T35">p</text:span></text:p>
        </text:list-item>
        <text:list-item>
          <text:p text:style-name="P154"><text:span text:style-name="T35">O</text:span><text:span text:style-name="T33">ther Resource Types:</text:span></text:p>
          <text:list>
            <text:list-item>
              <text:p text:style-name="P154"><text:span text:style-name="T33"><text:s/></text:span><text:span text:style-name="T36">animator (XML files for property animations),</text:span></text:p>
            </text:list-item>
            <text:list-item>
              <text:p text:style-name="P84"><text:s/>anim (XML files for tween animations, </text:p>
            </text:list-item>
            <text:list-item>
              <text:p text:style-name="P84">color (XML files that define state list colors)</text:p>
            </text:list-item>
            <text:list-item>
              <text:p text:style-name="P154"><text:span text:style-name="T36"><text:s/></text:span><text:span text:style-name="T37">mipmap (Drawable files for launcher icons.</text:span></text:p>
            </text:list-item>
            <text:list-item>
              <text:p text:style-name="P155"><text:span text:style-name="T37">M</text:span><text:span text:style-name="T33">enu: XML files that define application menus</text:span></text:p>
            </text:list-item>
            <text:list-item>
              <text:p text:style-name="P156"><text:span text:style-name="T33">raw: </text:span><text:span text:style-name="T38">Resource file for arbitrary files saves in their raw form</text:span></text:p>
            </text:list-item>
            <text:list-item>
              <text:p text:style-name="P85">xml: Arbitrary XML; if you have XML configuration files, this is a good place to put them.</text:p>
            </text:list-item>
          </text:list>
        </text:list-item>
        <text:list-item>
          <text:p text:style-name="P86">Why resources:</text:p>
          <text:list>
            <text:list-item>
              <text:p text:style-name="P86">it’s easier to maintain</text:p>
            </text:list-item>
            <text:list-item>
              <text:p text:style-name="P157"><text:span text:style-name="T33">it allows alternative resources </text:span><text:span text:style-name="T39">that support specific device configurations such as different languages or screen sizes</text:span></text:p>
            </text:list-item>
          </text:list>
        </text:list-item>
        <text:list-item>
          <text:p text:style-name="P87">Using Resources in XML and Java:</text:p>
          <text:list>
            <text:list-item>
              <text:p text:style-name="P158"><text:span text:style-name="T41">T</text:span><text:span text:style-name="T33">he R… class accesses the resource directory.</text:span></text:p>
            </text:list-item>
            <text:list-item>
              <text:p text:style-name="P158"><text:span text:style-name="T42">Remember </text:span><text:span text:style-name="T33">the Android Layouts primer </text:span><text:span text:style-name="T40">in lesson 1</text:span></text:p>
            </text:list-item>
          </text:list>
        </text:list-item>
        <text:list-item>
          <text:p text:style-name="P159"><text:span text:style-name="T40">W</text:span><text:span text:style-name="T33">orking with strings.xml</text:span></text:p>
          <text:list>
            <text:list-item>
              <text:p text:style-name="P88">in java:</text:p>
              <text:list>
                <text:list-item>
                  <text:p text:style-name="P160"><text:span text:style-name="T33">if you’re in an activity: </text:span><text:span text:style-name="T43">call the getString method and pass the string resource ID.</text:span></text:p>
                  <text:list>
                    <text:list-item>
                      <text:p text:style-name="P160"><text:span text:style-name="T44">The string resource ID can be found in the strings.xml file </text:span><text:span text:style-name="T45">in the part that says: name=”…” the … is the tag</text:span></text:p>
                    </text:list-item>
                  </text:list>
                </text:list-item>
              </text:list>
            </text:list-item>
            <text:list-item>
              <text:p text:style-name="P161"><text:span text:style-name="T45">I</text:span><text:span text:style-name="T33">n XML:</text:span></text:p>
              <text:list>
                <text:list-item>
                  <text:p text:style-name="P89">You can access a String by using the @ string accessor method:</text:p>
                  <text:list>
                    <text:list-item>
                      <text:p text:style-name="P89">&lt;TextView text=”@string/today”/&gt; where ‘today’ is the string’s id.</text:p>
                    </text:list-item>
                  </text:list>
                </text:list-item>
              </text:list>
            </text:list-item>
            <text:list-item>
              <text:p text:style-name="P162"><text:span text:style-name="T33">Docs: </text:span><text:a xlink:type="simple" xlink:href="https://developer.android.com/guide/topics/resources/string-resource.html" text:style-name="Internet_20_link" text:visited-style-name="Visited_20_Internet_20_Link"><text:span text:style-name="T33">https://developer.android.com/guide/topics/resources/string-resource.html</text:span></text:a></text:p>
            </text:list-item>
          </text:list>
        </text:list-item>
      </text:list>
      <text:p text:style-name="P13"/>
      <text:p text:style-name="P24">on Menus</text:p>
      <text:list xml:id="list105821705404884" text:continue-numbering="true" text:style-name="L2">
        <text:list-header>
          <text:p text:style-name="P90"/>
        </text:list-header>
        <text:list-item>
          <text:p text:style-name="P90">android menus:</text:p>
          <text:list>
            <text:list-item>
              <text:p text:style-name="P90">XML</text:p>
            </text:list-item>
            <text:list-item>
              <text:p text:style-name="P90">ex: search menu </text:p>
            </text:list-item>
            <text:list-item>
              <text:p text:style-name="P90">order in category</text:p>
            </text:list-item>
            <text:list-item>
              <text:p text:style-name="P90">action bar</text:p>
              <text:list>
                <text:list-item>
                  <text:p text:style-name="P90">old devices (before honeycomb) had a menu button, </text:p>
                </text:list-item>
                <text:list-item>
                  <text:p text:style-name="P91">overflow menu/ overflow buttons</text:p>
                </text:list-item>
              </text:list>
            </text:list-item>
            <text:list-item>
              <text:p text:style-name="P91">showAsAction in uml in the namespace. </text:p>
            </text:list-item>
            <text:list-item>
              <text:p text:style-name="P163"><text:span text:style-name="T33">Use appCompat to make app compatible with </text:span><text:span text:style-name="T46">version 10, gingerbread</text:span></text:p>
            </text:list-item>
            <text:list-item>
              <text:p text:style-name="P164"><text:span text:style-name="T46">l</text:span><text:span text:style-name="T33">evel 21 lollypop menu became a tool bar widget</text:span></text:p>
            </text:list-item>
          </text:list>
        </text:list-item>
        <text:list-item>
          <text:p text:style-name="P92">to create a menu:</text:p>
          <text:list>
            <text:list-item>
              <text:p text:style-name="P92">override <text:bookmark-start text:name="__DdeLink__1978_572169462"/>onCreateOptionsMenu<text:bookmark-end text:name="__DdeLink__1978_572169462"/> in MainActivity</text:p>
            </text:list-item>
            <text:list-item>
              <text:p text:style-name="P93">handle menu item selections by overriding onOptionsItemSelected(MenuItem item) within our activity</text:p>
            </text:list-item>
          </text:list>
        </text:list-item>
      </text:list>
      <text:p text:style-name="P14"/>
      <text:p text:style-name="P12"><text:soft-page-break/><text:span text:style-name="T33">Exercise: Add a Menu –</text:span><text:span text:style-name="T47"> comment collection</text:span></text:p>
      <text:p text:style-name="P25"/>
      <text:list xml:id="list4494327275318816221" text:style-name="L4">
        <text:list-item>
          <text:p text:style-name="P94">Turning Github Query </text:p>
        </text:list-item>
        <text:list-item>
          <text:p text:style-name="P183"><text:span text:style-name="T13">&lt;!--</text:span><text:span text:style-name="T20">TODO (1) Add a string resource called search with the title "Search"</text:span><text:span text:style-name="T13">--&gt;</text:span></text:p>
        </text:list-item>
      </text:list>
      <text:p text:style-name="P49"><text:span text:style-name="T50">&lt;string </text:span><text:span text:style-name="T26">name=</text:span><text:span text:style-name="T29">"search"</text:span><text:span text:style-name="T50">&gt;</text:span>Search<text:span text:style-name="T50">&lt;/string&gt;</text:span></text:p>
      <text:list xml:id="list105822769229416" text:continue-numbering="true" text:style-name="L4">
        <text:list-item>
          <text:p text:style-name="P189">// Do 2 - 7 in menu.xml ///////////////////////////////////////////////////////////////////////</text:p>
        </text:list-item>
      </text:list>
      <text:p text:style-name="P42"><text:span text:style-name="T10">// </text:span><text:span text:style-name="T15">TODO (2) Create a menu xml called 'main.xml' in the res-&gt;menu folder</text:span></text:p>
      <text:p text:style-name="P42"><text:span text:style-name="T10">// </text:span><text:span text:style-name="T15">TODO (3) Add one menu item to your menu</text:span></text:p>
      <text:p text:style-name="P42"><text:span text:style-name="T10">// </text:span><text:span text:style-name="T15">TODO (4) Give the menu item an id of @+id/action_search</text:span></text:p>
      <text:p text:style-name="P42"><text:span text:style-name="T10">// </text:span><text:span text:style-name="T15">TODO (5) Set the orderInCategory to 1</text:span></text:p>
      <text:p text:style-name="P42"><text:span text:style-name="T10">// </text:span><text:span text:style-name="T15">TODO (6) Show this item if there is room (use app:showAsAction, not android:showAsAction)</text:span></text:p>
      <text:p text:style-name="P49"><text:span text:style-name="T10">// </text:span><text:span text:style-name="T15">TODO (7) Set the title to the search string ("Search") from strings.xml</text:span></text:p>
      <text:list xml:id="list105823638574024" text:continue-numbering="true" text:style-name="L4">
        <text:list-item>
          <text:p text:style-name="P183"><text:span text:style-name="T52">&lt;menu </text:span><text:span text:style-name="T28">xmlns:</text:span><text:span text:style-name="T24">android</text:span><text:span text:style-name="T28">=</text:span><text:span text:style-name="T31">"http://schemas.android.com/apk/res/android"</text:span></text:p>
        </text:list-item>
      </text:list>
      <text:p text:style-name="P41"><text:span text:style-name="T29"><text:s text:c="4"/></text:span><text:span text:style-name="T27">xmlns:</text:span><text:span text:style-name="T22">app</text:span><text:span text:style-name="T27">=</text:span><text:span text:style-name="T30">"http://schemas.android.com/apk/res-auto"</text:span><text:span text:style-name="T51">&gt;</text:span></text:p>
      <text:p text:style-name="P43"><text:s text:c="4"/><text:span text:style-name="T32">&lt;item</text:span></text:p>
      <text:p text:style-name="P41"><text:span text:style-name="T50"><text:s text:c="8"/></text:span><text:span text:style-name="T22">android</text:span><text:span text:style-name="T27">:title=</text:span><text:span text:style-name="T30">"@string/search"</text:span></text:p>
      <text:p text:style-name="P41"><text:span text:style-name="T29"><text:s text:c="8"/></text:span><text:span text:style-name="T22">android</text:span><text:span text:style-name="T27">:orderInCategory=</text:span><text:span text:style-name="T30">"1"</text:span></text:p>
      <text:p text:style-name="P41"><text:span text:style-name="T29"><text:s text:c="8"/></text:span><text:span text:style-name="T22">app</text:span><text:span text:style-name="T27">:showAsAction=</text:span><text:span text:style-name="T30">"ifRoom"</text:span></text:p>
      <text:p text:style-name="P41"><text:span text:style-name="T29"><text:s text:c="8"/></text:span><text:span text:style-name="T22">android</text:span><text:span text:style-name="T27">:id=</text:span><text:span text:style-name="T30">"@+id/action_search"</text:span><text:span text:style-name="T51">/&gt;</text:span></text:p>
      <text:p text:style-name="P50">&lt;/menu&gt;</text:p>
      <text:list xml:id="list105821766237066" text:continue-numbering="true" text:style-name="L4">
        <text:list-item>
          <text:p text:style-name="P190">App:showAsAction instead of Android:… to keep things compatible with gingerbread</text:p>
        </text:list-item>
        <text:list-item>
          <text:p text:style-name="P183"><text:span text:style-name="T13">// </text:span><text:span text:style-name="T20">TODO (8) Override onCreateOptionsMenu</text:span></text:p>
        </text:list-item>
      </text:list>
      <text:p text:style-name="P42"><text:span text:style-name="T10">// </text:span><text:span text:style-name="T15">TODO (9) Within onCreateOptionsMenu, use getMenuInflater().inflate to inflate the menu</text:span></text:p>
      <text:p text:style-name="P49"><text:span text:style-name="T10">// </text:span><text:span text:style-name="T15">TODO (10) Return true to display your menu</text:span></text:p>
      <text:list xml:id="list105823040592668" text:continue-numbering="true" text:style-name="L4">
        <text:list-item>
          <text:p text:style-name="P173"><text:span text:style-name="T10">// </text:span><text:span text:style-name="T15">TODO (11) Override onOptionsItemSelected</text:span></text:p>
        </text:list-item>
      </text:list>
      <text:p text:style-name="P42"><text:span text:style-name="T10">// </text:span><text:span text:style-name="T15">TODO (12) Within onOptionsItemSelected, get the ID of the item that was selected</text:span></text:p>
      <text:p text:style-name="P42"><text:span text:style-name="T10">// </text:span><text:span text:style-name="T15">TODO (13) If the item's ID is R.id.action_search, show a Toast and return true to tell Android that you've handled this menu click</text:span></text:p>
      <text:p text:style-name="P42"><text:span text:style-name="T10">// </text:span><text:span text:style-name="T15">TODO (14) Don't forgot to call .show() on your Toast</text:span></text:p>
      <text:p text:style-name="P49"><text:span text:style-name="T10">// </text:span><text:span text:style-name="T15">TODO (15) If you do NOT handle the menu click, return super.onOptionsItemSelected to let Android handle the menu click</text:span></text:p>
      <text:list xml:id="list105821704546951" text:continue-numbering="true" text:style-name="L4">
        <text:list-item>
          <text:p text:style-name="P95">the app doesn’t search yet but key points are: showAsAction=”if room” makes a menu button on the home screen</text:p>
        </text:list-item>
      </text:list>
      <text:p text:style-name="P15"/>
      <text:p text:style-name="P26">Exercise: Build our URL</text:p>
      <text:p text:style-name="P26"/>
      <text:list xml:id="list4804052841840178258" text:style-name="L5">
        <text:list-item>
          <text:p text:style-name="P96">The Uri.Builder class enables us to create a well-formed URI without having to worry about the particulars of URI components</text:p>
          <text:list>
            <text:list-item>
              <text:p text:style-name="P96">for ex: adding ampersands between query parameters and encoding invalid characters with a % followed by the character code</text:p>
            </text:list-item>
          </text:list>
        </text:list-item>
        <text:list-item>
          <text:p text:style-name="P96">a URL is a <text:span text:style-name="T54">sub</text:span>class or the Uri</text:p>
        </text:list-item>
        <text:list-item>
          <text:p text:style-name="P96">process to create a URL:</text:p>
          <text:list>
            <text:list-item>
              <text:p text:style-name="P96">create a base uri by parsing the GITHUB_BASE_URL string</text:p>
            </text:list-item>
            <text:list-item>
              <text:p text:style-name="P97">create <text:span text:style-name="T54">a uri.builder using the build upon method</text:span></text:p>
              <text:list>
                <text:list-item>
                  <text:p text:style-name="P98">see above for particulars</text:p>
                </text:list-item>
              </text:list>
            </text:list-item>
            <text:list-item>
              <text:p text:style-name="P99">call appendQueryParameter for the search query and sort fields,</text:p>
            </text:list-item>
            <text:list-item>
              <text:p text:style-name="P100">call build to make the uri we’ll use to query github</text:p>
            </text:list-item>
            <text:list-item>
              <text:p text:style-name="P101"><text:soft-page-break/>convert the uri to a URL by passing it as a string parameter to the java URL constructor </text:p>
              <text:list>
                <text:list-item>
                  <text:p text:style-name="P101">use yourUriObject.toString() to get the string<text:span text:style-name="T55">\</text:span></text:p>
                </text:list-item>
              </text:list>
            </text:list-item>
          </text:list>
        </text:list-item>
        <text:list-item>
          <text:p text:style-name="P102">makeGithubSearchQuery:</text:p>
          <text:list>
            <text:list-item>
              <text:p text:style-name="P102">pulls github query from edit text</text:p>
            </text:list-item>
            <text:list-item>
              <text:p text:style-name="P102">calls build URL method</text:p>
            </text:list-item>
            <text:list-item>
              <text:p text:style-name="P102">display resulting URL in the URL display text view</text:p>
            </text:list-item>
          </text:list>
        </text:list-item>
        <text:list-item>
          <text:p text:style-name="P102">replace toast in onOptionsItemSelected with a call to the makeGithubSearchQuery</text:p>
          <text:list>
            <text:list-item>
              <text:p text:style-name="P102">now we will display the URL we’re going to query when we hit the search button in the action bar</text:p>
            </text:list-item>
          </text:list>
        </text:list-item>
      </text:list>
      <text:p text:style-name="P16"/>
      <text:p text:style-name="P35">Comments collection</text:p>
      <text:p text:style-name="P35"/>
      <text:list xml:id="list1811784520913992092" text:style-name="L6">
        <text:list-item>
          <text:p text:style-name="P180"><text:span text:style-name="T10">// </text:span><text:span text:style-name="T15">TODO (1) Fill in this method to build the proper Github query URL</text:span></text:p>
        </text:list-item>
      </text:list>
      <text:p text:style-name="P42">Uri builtUri = Uri.<text:span text:style-name="T2">parse</text:span>(<text:span text:style-name="T25">GITHUB_BASE_URL</text:span>).buildUpon()</text:p>
      <text:p text:style-name="P41"><text:s text:c="8"/><text:span text:style-name="T32">.appendQueryParameter(</text:span><text:span text:style-name="T48">PARAM_SORT</text:span><text:span text:style-name="T57">,</text:span><text:span text:style-name="T32">githubSearchQuery)</text:span></text:p>
      <text:p text:style-name="P48"><text:s text:c="8"/><text:span text:style-name="T32">.appendQueryParameter(</text:span><text:span text:style-name="T48">PARAM_SORT</text:span><text:span text:style-name="T57">,</text:span><text:span text:style-name="T23">sortBy</text:span><text:span text:style-name="T32">).build()</text:span><text:span text:style-name="T57">;</text:span></text:p>
      <text:list xml:id="list105822970930832" text:continue-numbering="true" text:style-name="L6">
        <text:list-item>
          <text:p text:style-name="P180"><text:span text:style-name="T10">// </text:span><text:span text:style-name="T15">TODO (2) Create a method called makeGithubSearchQuery</text:span></text:p>
        </text:list-item>
      </text:list>
      <text:p text:style-name="P49"><text:span text:style-name="T10">// </text:span><text:span text:style-name="T15">TODO (3) Within this method, build the URL with the text from the EditText and set the built URL to the TextView</text:span></text:p>
      <text:list xml:id="list105822478065470" text:continue-numbering="true" text:style-name="L6">
        <text:list-item>
          <text:p text:style-name="P180"><text:span text:style-name="T56">void </text:span><text:span text:style-name="T59">makeGithubSearchQuery</text:span>(){</text:p>
        </text:list-item>
      </text:list>
      <text:p text:style-name="P41"><text:s text:c="4"/><text:span text:style-name="T32">String githubQuery=</text:span><text:span text:style-name="T22">mSearchBoxEditText</text:span><text:span text:style-name="T32">.getText().toString()</text:span><text:span text:style-name="T57">;</text:span></text:p>
      <text:p text:style-name="P41"><text:span text:style-name="T56"><text:s text:c="4"/></text:span><text:span text:style-name="T32">URL githubSearchUrl= NetworkUtils.</text:span><text:span text:style-name="T49">buildUrl</text:span><text:span text:style-name="T32">(githubQuery)</text:span><text:span text:style-name="T57">;</text:span></text:p>
      <text:p text:style-name="P41"><text:span text:style-name="T56"><text:s text:c="4"/></text:span><text:span text:style-name="T22">mUrlDisplayTextView</text:span><text:span text:style-name="T32">.setText(githubSearchUrl.toString())</text:span><text:span text:style-name="T57">;</text:span></text:p>
      <text:p text:style-name="P49">}</text:p>
      <text:p text:style-name="P27">Fetching An HTTP Request</text:p>
      <text:p text:style-name="P27"/>
      <text:list xml:id="list646692758766529325" text:style-name="L7">
        <text:list-item>
          <text:p text:style-name="P103">the method getResponseFromHttpUrl<text:span text:style-name="T60">(URL url)</text:span> performs the connection</text:p>
          <text:list>
            <text:list-item>
              <text:p text:style-name="P103">creating the URL object with the appropriate query is a big chunk of the work</text:p>
            </text:list-item>
            <text:list-item>
              <text:p text:style-name="P104">to get an http conne<text:span text:style-name="T63">c</text:span>tion, call <text:span text:style-name="T60">openConnection on our URL</text:span></text:p>
              <text:list>
                <text:list-item>
                  <text:p text:style-name="P105">this doesn’t talk to the network yet, it just creates the http connection object</text:p>
                  <text:list>
                    <text:list-item>
                      <text:p text:style-name="P106">this allows us to:</text:p>
                      <text:list>
                        <text:list-item>
                          <text:p text:style-name="P106">set the request method</text:p>
                        </text:list-item>
                        <text:list-item>
                          <text:p text:style-name="P106">add header fields</text:p>
                        </text:list-item>
                        <text:list-item>
                          <text:p text:style-name="P106">change properties of the connec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get an input stream from the open connection</text:p>
            </text:list-item>
            <text:list-item>
              <text:p text:style-name="P108">next, we have to read the contents of this open input stream:</text:p>
              <text:list>
                <text:list-item>
                  <text:p text:style-name="P109">they use scanner which is used to tokenize streams because it’s simple and fast</text:p>
                </text:list-item>
                <text:list-item>
                  <text:p text:style-name="P110">setting the delimiter to “\\A” (the beginning of the stream) forces the scanner to read the entire contents of the stream until the next token stream.</text:p>
                  <text:list>
                    <text:list-item>
                      <text:p text:style-name="P111">This:</text:p>
                      <text:list>
                        <text:list-item>
                          <text:p text:style-name="P111">buffers the data: pulling the data in small chunks of various sizes <text:span text:style-name="T61">(as per the http standard)</text:span></text:p>
                        </text:list-item>
                        <text:list-item>
                          <text:p text:style-name="P112">automatically allocates and deallocates the buffers as needed</text:p>
                        </text:list-item>
                        <text:list-item>
                          <text:p text:style-name="P112">handles character encoding for us <text:span text:style-name="T62">translating UTF-8 to UTF-16 </text:span></text:p>
                          <text:list>
                            <text:list-item>
                              <text:p text:style-name="P113">UTF-8 is used by java UTF-16 is used by android</text:p>
                            </text:list-item>
                          </text:list>
                        </text:list-item>
                        <text:list-item>
                          <text:p text:style-name="P114">for more see here: <text:a xlink:type="simple" xlink:href="https://stackoverflow.com/questions/309424/read-convert-an-inputstream-to-a-string" text:style-name="Internet_20_link" text:visited-style-name="Visited_20_Internet_20_Link">https://stackoverflow.com/questions/309424/read-convert-an-inputstream-to-a-string</text:a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5">Libraries that simplify android networking while adding functionality to the http stack</text:p>
          <text:list>
            <text:list-item>
              <text:p text:style-name="P116"><text:soft-page-break/><text:a xlink:type="simple" xlink:href="http://square.github.io/okhttp/" text:style-name="Internet_20_link" text:visited-style-name="Visited_20_Internet_20_Link">http://square.github.io/okhttp/</text:a></text:p>
            </text:list-item>
          </text:list>
        </text:list-item>
      </text:list>
      <text:p text:style-name="P17"/>
      <text:p text:style-name="P28">Permissions</text:p>
      <text:p text:style-name="P28"/>
      <text:list xml:id="list533944266875401030" text:style-name="L8">
        <text:list-item>
          <text:p text:style-name="P117">apks get a unique linux user id upon install</text:p>
        </text:list-item>
        <text:list-item>
          <text:p text:style-name="P117">each app runs within its own instance of an android runtime</text:p>
        </text:list-item>
        <text:list-item>
          <text:p text:style-name="P117">apps are completely sandboxed – files, processes and resources are inaccessible to other apps</text:p>
          <text:list>
            <text:list-item>
              <text:p text:style-name="P117">this prevents one app <text:span text:style-name="T64">seeing other apps or using their utilities </text:span></text:p>
              <text:list>
                <text:list-item>
                  <text:p text:style-name="P118">for example: accessing the internet, location, or contacts</text:p>
                </text:list-item>
              </text:list>
            </text:list-item>
          </text:list>
        </text:list-item>
        <text:list-item>
          <text:p text:style-name="P118">the manifest tells what permissions your app has</text:p>
          <text:list>
            <text:list-item>
              <text:p text:style-name="P118">since marshmellow, only sensitive permissions are asked for.</text:p>
            </text:list-item>
          </text:list>
        </text:list-item>
        <text:list-item>
          <text:p text:style-name="P119">Some apps can launch other apps. This can avoid asking for permissions</text:p>
        </text:list-item>
        <text:list-item>
          <text:p text:style-name="P119">permissions resource :</text:p>
          <text:list>
            <text:list-item>
              <text:p text:style-name="P119"><text:a xlink:type="simple" xlink:href="https://developer.android.com/guide/topics/permissions/index.html" text:style-name="Internet_20_link" text:visited-style-name="Visited_20_Internet_20_Link">https://developer.android.com/guide/topics/permissions/index.html</text:a></text:p>
            </text:list-item>
          </text:list>
        </text:list-item>
        <text:list-item>
          <text:p text:style-name="P119">some functionality isn’t available from other apps. This functionality must be requested in the manifest.</text:p>
        </text:list-item>
      </text:list>
      <text:p text:style-name="P18"/>
      <text:p text:style-name="P29">Exercise:Connect to the Internet</text:p>
      <text:p text:style-name="P29"/>
      <text:list xml:id="list664581192592208688" text:style-name="L9">
        <text:list-item>
          <text:p text:style-name="P181"><text:span text:style-name="T10">&lt;!--</text:span><text:span text:style-name="T15">TODO (1) Add the INTERNET permission</text:span><text:span text:style-name="T10">--&gt;</text:span></text:p>
        </text:list-item>
        <text:list-item>
          <text:p text:style-name="P181"><text:span text:style-name="T50">&lt;user-permission </text:span><text:span text:style-name="T21">android</text:span><text:span text:style-name="T26">:name = </text:span><text:span text:style-name="T29">"android.permission.INTERNET"</text:span><text:span text:style-name="T50">/&gt;</text:span></text:p>
        </text:list-item>
        <text:list-item>
          <text:p text:style-name="P181"><text:span text:style-name="T10">// </text:span><text:span text:style-name="T15">TODO (2) Call getResponseFromHttpUrl and display the results in mSearchResultsTextView</text:span></text:p>
        </text:list-item>
      </text:list>
      <text:p text:style-name="P42">String githubSearchResults = <text:span text:style-name="T56">null;</text:span></text:p>
      <text:p text:style-name="P42"><text:span text:style-name="T56">try</text:span>{</text:p>
      <text:p text:style-name="P41"><text:s text:c="4"/><text:span text:style-name="T32">githubSearchResults = NetworkUtils.</text:span><text:span text:style-name="T49">getResponseFromHttpUrl</text:span><text:span text:style-name="T32">(githubSearchUrl)</text:span><text:span text:style-name="T57">;</text:span></text:p>
      <text:p text:style-name="P41"><text:span text:style-name="T56"><text:s text:c="4"/></text:span><text:span text:style-name="T22">mSearchResultsTextView</text:span><text:span text:style-name="T32">.setText(githubSearchResults)</text:span><text:span text:style-name="T57">;</text:span></text:p>
      <text:p text:style-name="P42">}<text:span text:style-name="T56">catch </text:span>(IOException e){</text:p>
      <text:p text:style-name="P41"><text:s text:c="4"/><text:span text:style-name="T32">e.printStackTrace()</text:span><text:span text:style-name="T57">;</text:span></text:p>
      <text:p text:style-name="P42">}</text:p>
      <text:p text:style-name="P49"><text:span text:style-name="T10">// </text:span><text:span text:style-name="T15">TODO (3) Surround the call to getResponseFromHttpUrl with a try / catch block to catch an IOException</text:span></text:p>
      <text:p text:style-name="P30"/>
      <text:p text:style-name="P31">Thread Basics</text:p>
      <text:p text:style-name="P31"/>
      <text:list xml:id="list1132672342596535675" text:style-name="L10">
        <text:list-item>
          <text:p text:style-name="P120">can’t access network on main thread</text:p>
        </text:list-item>
        <text:list-item>
          <text:p text:style-name="P120">android supports multi-threading </text:p>
          <text:list>
            <text:list-item>
              <text:p text:style-name="P120">for example, see the recents key <text:span text:style-name="T65">or playing music in the background</text:span></text:p>
            </text:list-item>
          </text:list>
        </text:list-item>
        <text:list-item>
          <text:p text:style-name="P121">android apps are divided into multiple threads that run concurrently</text:p>
        </text:list-item>
        <text:list-item>
          <text:p text:style-name="P121">the os handles thread execution</text:p>
          <text:list>
            <text:list-item>
              <text:p text:style-name="P121">could be separate cores or time sliced</text:p>
            </text:list-item>
          </text:list>
        </text:list-item>
        <text:list-item>
          <text:p text:style-name="P122">Android apps have a <text:span text:style-name="T66">single</text:span> user-interface thread which is responsible for getting events from sensors and setting up the next frame to draw</text:p>
          <text:list>
            <text:list-item>
              <text:p text:style-name="P122">to run at 60 FPS, we need to make sure all computation between frames takes less than 17 ms. This means we can’t do a lot on the main thread (for ex main networking)</text:p>
            </text:list-item>
          </text:list>
        </text:list-item>
        <text:list-item>
          <text:p text:style-name="P123">networking is on a second thread that can make changes to the UI</text:p>
          <text:list>
            <text:list-item>
              <text:p text:style-name="P124">Async task enables this</text:p>
            </text:list-item>
          </text:list>
        </text:list-item>
      </text:list>
      <text:p text:style-name="P19"/>
      <text:p text:style-name="P32"/>
      <text:p text:style-name="P32"/>
      <text:p text:style-name="P32"><text:soft-page-break/>AsyncTask</text:p>
      <text:p text:style-name="P32"/>
      <text:list xml:id="list7283954489233040731" text:style-name="L11">
        <text:list-item>
          <text:p text:style-name="P145">Async Task<text:span text:style-name="T67"> allows background threads to publish to the UI thread</text:span></text:p>
        </text:list-item>
        <text:list-item>
          <text:p text:style-name="P125">The UI thread has a message queue and a handler that allows it to send and process runable objects and messages often from other threads </text:p>
          <text:list>
            <text:list-item>
              <text:p text:style-name="P125">Async task wraps this behavior with an interface</text:p>
            </text:list-item>
          </text:list>
        </text:list-item>
        <text:list-item>
          <text:p text:style-name="P125">Async task is a generic class. </text:p>
          <text:list>
            <text:list-item>
              <text:p text:style-name="P125">It takes Parameterized types in its constructor </text:p>
            </text:list-item>
            <text:list-item>
              <text:p text:style-name="P125">each of these parameters is defined as a Java variable argument with …</text:p>
              <text:list>
                <text:list-item>
                  <text:p text:style-name="P126">meaning it is technically passed as an array</text:p>
                </text:list-item>
              </text:list>
            </text:list-item>
          </text:list>
        </text:list-item>
        <text:list-item>
          <text:p text:style-name="P146"><text:span text:style-name="T67">types used by an Async</text:span><text:span text:style-name="T68">T</text:span><text:span text:style-name="T67">ask:</text:span></text:p>
          <text:list>
            <text:list-item>
              <text:p text:style-name="P147"><text:span text:style-name="T67">Params: </text:span><text:span text:style-name="T69">the parameter type sent to the class on execution</text:span></text:p>
            </text:list-item>
            <text:list-item>
              <text:p text:style-name="P127">Progress: The type published to update progress during the background computation</text:p>
            </text:list-item>
            <text:list-item>
              <text:p text:style-name="P127">Result: The type of the result of the background computation</text:p>
            </text:list-item>
          </text:list>
        </text:list-item>
        <text:list-item>
          <text:p text:style-name="P128">These parameters correspond to 3 primary functions you can override in AsyncTask:</text:p>
          <text:list>
            <text:list-item>
              <text:p text:style-name="P128">doInBackground</text:p>
              <text:list>
                <text:list-item>
                  <text:p text:style-name="P129">to execute an AsyncTask: call Execute with the Params to be sent to the background task.</text:p>
                </text:list-item>
                <text:list-item>
                  <text:p text:style-name="P129">This must be overridden to use the AsyncTask class as it will be called on the new thread</text:p>
                </text:list-item>
              </text:list>
            </text:list-item>
            <text:list-item>
              <text:p text:style-name="P128">onProgressUpdate</text:p>
              <text:list>
                <text:list-item>
                  <text:p text:style-name="P128">progress</text:p>
                </text:list-item>
              </text:list>
            </text:list-item>
            <text:list-item>
              <text:p text:style-name="P128">onPostExecute</text:p>
              <text:list>
                <text:list-item>
                  <text:p text:style-name="P128">result</text:p>
                </text:list-item>
              </text:list>
            </text:list-item>
            <text:list-item>
              <text:p text:style-name="P128">onPreExecute</text:p>
              <text:list>
                <text:list-item>
                  <text:p text:style-name="P130">to help complete the pattern</text:p>
                </text:list-item>
              </text:list>
            </text:list-item>
          </text:list>
        </text:list-item>
        <text:list-item>
          <text:p text:style-name="P129">steps that Execute initializes:</text:p>
          <text:list>
            <text:list-item>
              <text:p text:style-name="P129">onPreExecute on the UI thread so you can initialize things </text:p>
            </text:list-item>
            <text:list-item>
              <text:p text:style-name="P148"><text:span text:style-name="T67">doInBackground – </text:span><text:span text:style-name="T70">runs in the background </text:span></text:p>
              <text:list>
                <text:list-item>
                  <text:p text:style-name="P149"><text:span text:style-name="T70">c</text:span><text:span text:style-name="T67">an call publishProgress back to UI thread</text:span></text:p>
                </text:list-item>
              </text:list>
            </text:list-item>
            <text:list-item>
              <text:p text:style-name="P131">Return the result by calling OnPost Execute</text:p>
            </text:list-item>
          </text:list>
        </text:list-item>
        <text:list-item>
          <text:p text:style-name="P150"><text:span text:style-name="T67">AsyncTask isn’t the end-all-be-all </text:span><text:span text:style-name="T71">but it’s a start</text:span></text:p>
        </text:list-item>
        <text:list-item>
          <text:p text:style-name="P165"><text:span text:style-name="T72">d</text:span><text:span text:style-name="T73">ocs: </text:span><text:a xlink:type="simple" xlink:href="https://developer.android.com/reference/android/os/AsyncTask.html" text:style-name="Internet_20_link" text:visited-style-name="Visited_20_Internet_20_Link"><text:span text:style-name="T67">https://developer.android.com/reference/android/os/AsyncTask.html</text:span></text:a></text:p>
        </text:list-item>
      </text:list>
      <text:p text:style-name="P9"/>
      <text:p text:style-name="P5">Quiz: AsyncTask</text:p>
      <text:p text:style-name="P5"/>
      <text:list xml:id="list9137310233504912449" text:style-name="L12">
        <text:list-item>
          <text:p text:style-name="P68">Methods that run on the main UI thread:</text:p>
          <text:list>
            <text:list-item>
              <text:p text:style-name="P68">execute()</text:p>
            </text:list-item>
            <text:list-item>
              <text:p text:style-name="P68">onPreExecute()</text:p>
            </text:list-item>
            <text:list-item>
              <text:p text:style-name="P68">onProgressUpdate()</text:p>
            </text:list-item>
            <text:list-item>
              <text:p text:style-name="P68">onPostExecute()</text:p>
            </text:list-item>
          </text:list>
        </text:list-item>
        <text:list-item>
          <text:p text:style-name="P68">methods that run in the background thread:</text:p>
          <text:list>
            <text:list-item>
              <text:p text:style-name="P68">publishProgress():</text:p>
              <text:list>
                <text:list-item>
                  <text:p text:style-name="P68">This publishes to the UI thread, but runs in the background thread</text:p>
                </text:list-item>
              </text:list>
            </text:list-item>
            <text:list-item>
              <text:p text:style-name="P69">doInBackgroun<text:span text:style-name="T80">d</text:span>()</text:p>
            </text:list-item>
          </text:list>
        </text:list-item>
        <text:list-item>
          <text:p text:style-name="P69">see the java docs in the previous section.</text:p>
        </text:list-item>
      </text:list>
      <text:p text:style-name="P8"/>
      <text:p text:style-name="P6">Exercise: Create an AsyncTask –<text:span text:style-name="T79">&amp;-</text:span> <text:span text:style-name="T78">comments collection</text:span></text:p>
      <text:p text:style-name="P6"/>
      <text:list xml:id="list8414110817347490433" text:style-name="L13">
        <text:list-item>
          <text:p text:style-name="P70"><text:soft-page-break/>you need to pick up here. </text:p>
        </text:list-item>
        <text:list-item>
          <text:p text:style-name="P70">Ask paul about (URL… Urls) in the exercises</text:p>
        </text:list-item>
        <text:list-item>
          <text:p text:style-name="P184"><text:span text:style-name="T10">// </text:span><text:span text:style-name="T15">TODO (1) Create a class called GithubQueryTask that extends AsyncTask&lt;URL, Void, String&gt;</text:span></text:p>
        </text:list-item>
        <text:list-item>
          <text:p text:style-name="P184"><text:span text:style-name="T10">// </text:span><text:span text:style-name="T15">TODO (2) Override the doInBackground method to perform the query. Return the results. (Hint: You've already written the code to perform the query)</text:span></text:p>
        </text:list-item>
      </text:list>
      <text:p text:style-name="P49"><text:span text:style-name="T10">// </text:span><text:span text:style-name="T15">TODO (3) Override onPostExecute to display the results in the TextView</text:span></text:p>
      <text:list xml:id="list105822502547554" text:continue-numbering="true" text:style-name="L13">
        <text:list-item>
          <text:p text:style-name="P184"><text:span text:style-name="T10">// </text:span><text:span text:style-name="T15">TODO (4) Create a new GithubQueryTask and call its execute method, passing in the url to query</text:span></text:p>
        </text:list-item>
        <text:list-item>
          <text:p text:style-name="P70"/>
        </text:list-item>
      </text:list>
      <text:p text:style-name="P20"/>
      <text:p text:style-name="P33">adding polish – comment collectio<text:span text:style-name="T81">n</text:span></text:p>
      <text:p text:style-name="P33"/>
      <text:list xml:id="list4012580262214638697" text:style-name="L14">
        <text:list-item>
          <text:p text:style-name="P182"><text:span text:style-name="T10">&lt;!--</text:span><text:span text:style-name="T15">TODO (1) Add a string stating that an error has occurred</text:span><text:span text:style-name="T10">--&gt;</text:span></text:p>
        </text:list-item>
        <text:list-item>
          <text:p text:style-name="P182"><text:span text:style-name="T10">&lt;!--</text:span><text:span text:style-name="T15">TODO (2) Wrap the ScrollView in a FrameLayout</text:span><text:span text:style-name="T10">--&gt;</text:span></text:p>
        </text:list-item>
      </text:list>
      <text:p text:style-name="P49"><text:span text:style-name="T10">&lt;!--</text:span><text:span text:style-name="T15">TODO (3) Make the width and height of the FrameLayout match_parent</text:span><text:span text:style-name="T10">--&gt;</text:span></text:p>
      <text:list xml:id="list105821871761414" text:continue-numbering="true" text:style-name="L14">
        <text:list-item>
          <text:p text:style-name="P182"><text:span text:style-name="T10">&lt;!--</text:span><text:span text:style-name="T15">TODO (4) Add a TextView to display an error message</text:span><text:span text:style-name="T10">--&gt;</text:span></text:p>
        </text:list-item>
      </text:list>
      <text:p text:style-name="P42"><text:span text:style-name="T10">&lt;!--</text:span><text:span text:style-name="T15">TODO (5) Set the text size to 22sp</text:span><text:span text:style-name="T10">--&gt;</text:span></text:p>
      <text:p text:style-name="P49"><text:span text:style-name="T10">&lt;!--</text:span><text:span text:style-name="T15">TODO (6) Give the TextView an id of @+id/tv_error_message_display</text:span><text:span text:style-name="T10">--&gt;</text:span></text:p>
      <text:list xml:id="list105822815296164" text:continue-numbering="true" text:style-name="L14">
        <text:list-item>
          <text:p text:style-name="P182"><text:span text:style-name="T10">&lt;!--</text:span><text:span text:style-name="T15">TODO (7) Set the layout_height and layout_width to wrap_content</text:span><text:span text:style-name="T10">--&gt;</text:span></text:p>
        </text:list-item>
      </text:list>
      <text:p text:style-name="P42"><text:span text:style-name="T10">&lt;!--</text:span><text:span text:style-name="T15">TODO (8) Add 16dp of padding to the error display </text:span><text:span text:style-name="T10">--&gt;</text:span></text:p>
      <text:p text:style-name="P42"><text:span text:style-name="T10">&lt;!--</text:span><text:span text:style-name="T15">TODO (9) Use your strings.xml error message to set the text for the error message</text:span><text:span text:style-name="T10">--&gt;</text:span></text:p>
      <text:p text:style-name="P42"><text:span text:style-name="T10">&lt;!--</text:span><text:span text:style-name="T15">TODO (10) Set the visibility of the view to invisible</text:span><text:span text:style-name="T10">--&gt;</text:span></text:p>
      <text:p text:style-name="P49"><text:span text:style-name="T10">&lt;!--</text:span><text:span text:style-name="T15">TODO (11) Make this TextView a child of the FrameLayout that you added above</text:span><text:span text:style-name="T10">--&gt;</text:span></text:p>
      <text:list xml:id="list105821683382728" text:continue-numbering="true" text:style-name="L14">
        <text:list-item>
          <text:p text:style-name="P182"><text:span text:style-name="T10">&lt;!--</text:span><text:span text:style-name="T15">TODO (18) Add a ProgressBar to indicate loading to your users</text:span><text:span text:style-name="T10">--&gt;</text:span></text:p>
        </text:list-item>
      </text:list>
      <text:p text:style-name="P42"><text:span text:style-name="T10">&lt;!--</text:span><text:span text:style-name="T15">TODO (19) Give the ProgressBar an id of @+id/pb_loading_indicator</text:span><text:span text:style-name="T10">--&gt;</text:span></text:p>
      <text:p text:style-name="P42"><text:span text:style-name="T10">&lt;!--</text:span><text:span text:style-name="T15">TODO (20) Set the layout_height and layout_width to 42dp</text:span><text:span text:style-name="T10">--&gt;</text:span></text:p>
      <text:p text:style-name="P42"><text:span text:style-name="T10">&lt;!--</text:span><text:span text:style-name="T15">TODO (21) Set the layout_gravity to center</text:span><text:span text:style-name="T10">--&gt;</text:span></text:p>
      <text:p text:style-name="P42"><text:span text:style-name="T10">&lt;!--</text:span><text:span text:style-name="T15">TODO (22) Set the visibility of the ProgressBar to invisible</text:span><text:span text:style-name="T10">--&gt;</text:span></text:p>
      <text:p text:style-name="P49"><text:span text:style-name="T10">&lt;!--</text:span><text:span text:style-name="T15">TODO (23) Make this ProgressBar a child of the FrameLayout the you added above</text:span><text:span text:style-name="T10">--&gt;</text:span></text:p>
      <text:list xml:id="list105823252371325" text:continue-numbering="true" text:style-name="L14">
        <text:list-item>
          <text:p text:style-name="P182"><text:span text:style-name="T10">// </text:span><text:span text:style-name="T15">TODO (12) Create a variable to store a reference to the error message TextView</text:span></text:p>
        </text:list-item>
        <text:list-item>
          <text:p text:style-name="P182"><text:span text:style-name="T10">// </text:span><text:span text:style-name="T15">TODO (24) Create a ProgressBar variable to store a reference to the ProgressBar</text:span></text:p>
        </text:list-item>
        <text:list-item>
          <text:p text:style-name="P182"><text:span text:style-name="T10">// </text:span><text:span text:style-name="T15">TODO (13) Get a reference to the error TextView using findViewById</text:span></text:p>
        </text:list-item>
        <text:list-item>
          <text:p text:style-name="P182"><text:span text:style-name="T10">// </text:span><text:span text:style-name="T15">TODO (25) Get a reference to the ProgressBar using findViewById</text:span></text:p>
        </text:list-item>
        <text:list-item>
          <text:p text:style-name="P182"><text:span text:style-name="T10">// </text:span><text:span text:style-name="T15">TODO (14) Create a method called showJsonDataView to show the data and hide the error</text:span></text:p>
        </text:list-item>
        <text:list-item>
          <text:p text:style-name="P182"><text:span text:style-name="T10">// </text:span><text:span text:style-name="T15">TODO (15) Create a method called showErrorMessage to show the error and hide the data</text:span></text:p>
        </text:list-item>
        <text:list-item>
          <text:p text:style-name="P182"><text:span text:style-name="T10">// </text:span><text:span text:style-name="T15">TODO (26) Override onPreExecute to set the loading indicator to visible</text:span></text:p>
        </text:list-item>
        <text:list-item>
          <text:p text:style-name="P182"><text:span text:style-name="T10">// </text:span><text:span text:style-name="T15">TODO (27) As soon as the loading is complete, hide the loading indicator</text:span></text:p>
        </text:list-item>
        <text:list-item>
          <text:p text:style-name="P182"><text:span text:style-name="T10">// </text:span><text:span text:style-name="T15">TODO (17) Call showJsonDataView if we have valid, non-null results</text:span></text:p>
        </text:list-item>
        <text:list-item>
          <text:p text:style-name="P182"><text:span text:style-name="T10">// </text:span><text:span text:style-name="T15">TODO (16) Call showErrorMessage if the result is null in onPostExecute</text:span></text:p>
        </text:list-item>
      </text:list>
      <text:p text:style-name="P34"/>
      <text:p text:style-name="P36">JSON Format</text:p>
      <text:p text:style-name="P36"/>
      <text:list xml:id="list7441255710389589619" text:style-name="L15">
        <text:list-item>
          <text:p text:style-name="P132">getting net data from openWeatherMap API </text:p>
          <text:list>
            <text:list-item>
              <text:p text:style-name="P133">google made a fake OpenWeatherMap (you can choose static or random data</text:p>
            </text:list-item>
          </text:list>
        </text:list-item>
        <text:list-item>
          <text:p text:style-name="P134"><text:soft-page-break/>JSON: Java Script Object Notation</text:p>
          <text:list>
            <text:list-item>
              <text:p text:style-name="P134">used for data exchange on web because its format is syntactically identical to code for creating Java Script Objects</text:p>
              <text:list>
                <text:list-item>
                  <text:p text:style-name="P135">meaning javascript programs can use standard JS functions to read JSON</text:p>
                </text:list-item>
              </text:list>
            </text:list-item>
          </text:list>
        </text:list-item>
        <text:list-item>
          <text:p text:style-name="P135">JSON is:</text:p>
          <text:list>
            <text:list-item>
              <text:p text:style-name="P135">human readable</text:p>
            </text:list-item>
            <text:list-item>
              <text:p text:style-name="P135">compact</text:p>
            </text:list-item>
            <text:list-item>
              <text:p text:style-name="P135">easier to write</text:p>
            </text:list-item>
            <text:list-item>
              <text:p text:style-name="P135">allows for declaration of arrays</text:p>
              <text:list>
                <text:list-item>
                  <text:p text:style-name="P135">add a bracket and define the objects in side</text:p>
                </text:list-item>
              </text:list>
            </text:list-item>
            <text:list-item>
              <text:p text:style-name="P135">key:value pairs</text:p>
            </text:list-item>
          </text:list>
        </text:list-item>
      </text:list>
      <text:p text:style-name="P21"/>
      <text:p text:style-name="P37">Create JSON</text:p>
      <text:p text:style-name="P37"/>
      <text:list xml:id="list7387964972961815557" text:style-name="L16">
        <text:list-item>
          <text:p text:style-name="P136">JSON to describe data:</text:p>
        </text:list-item>
        <text:list-item>
          <text:p text:style-name="P137">data:</text:p>
          <text:p text:style-name="P137"><text:span text:style-name="Source_20_Text">temp</text:span></text:p>
        </text:list-item>
      </text:list>
      <text:p text:style-name="Preformatted_20_Text"><text:span text:style-name="Source_20_Text"><text:s text:c="2"/><text:tab/><text:tab/>min = 11.34</text:span></text:p>
      <text:p text:style-name="Preformatted_20_Text"><text:span text:style-name="Source_20_Text"><text:s text:c="2"/><text:tab/><text:tab/>max = 19.01</text:span></text:p>
      <text:p text:style-name="Preformatted_20_Text"><text:span text:style-name="Source_20_Text"><text:tab/>weather</text:span></text:p>
      <text:p text:style-name="Preformatted_20_Text"><text:span text:style-name="Source_20_Text"><text:tab/><text:tab/>id = 801</text:span></text:p>
      <text:p text:style-name="Preformatted_20_Text"><text:span text:style-name="Source_20_Text"><text:s text:c="2"/><text:tab/><text:tab/>condition = Clouds</text:span></text:p>
      <text:p text:style-name="Preformatted_20_Text"><text:span text:style-name="Source_20_Text"><text:s text:c="2"/>description = "few clouds"</text:span></text:p>
      <text:p text:style-name="Preformatted_20_Text"><text:span text:style-name="Source_20_Text">pressure = 1023.51</text:span></text:p>
      <text:p text:style-name="P47"><text:span text:style-name="Source_20_Text">humidity = 87</text:span></text:p>
      <text:list xml:id="list105823486797613" text:continue-numbering="true" text:style-name="L16">
        <text:list-item>
          <text:p text:style-name="P138">JSON:</text:p>
          <text:p text:style-name="P138">{</text:p>
          <text:p text:style-name="P138">“temp”:{</text:p>
          <text:list>
            <text:list-header>
              <text:p text:style-name="P138">“min”:”11.34”,</text:p>
              <text:p text:style-name="P138">“max”:”19.01”</text:p>
            </text:list-header>
          </text:list>
        </text:list-item>
      </text:list>
      <text:p text:style-name="P22"><text:tab/>}</text:p>
      <text:p text:style-name="P22"><text:tab/>“weather”:{</text:p>
      <text:p text:style-name="P22"><text:tab/><text:tab/>“id”:”801”,</text:p>
      <text:p text:style-name="P22"><text:tab/><text:tab/>“condition”:”Clouds”</text:p>
      <text:p text:style-name="P22">...</text:p>
      <text:p text:style-name="P22"><text:tab/>}</text:p>
      <text:p text:style-name="P22"><text:tab/>}</text:p>
      <text:p text:style-name="P22"/>
      <text:p text:style-name="P38">Quiz: Parse JSON</text:p>
      <text:p text:style-name="P38"/>
      <text:list xml:id="list195866188265105621" text:style-name="L17">
        <text:list-item>
          <text:p text:style-name="P139">retrieve the weather “condition” from this JSON:</text:p>
          <text:p text:style-name="P191"><text:span text:style-name="Source_20_Text">{</text:span></text:p>
        </text:list-item>
      </text:list>
      <text:p text:style-name="Preformatted_20_Text"><text:span text:style-name="Source_20_Text"><text:s text:c="3"/>"temp": {</text:span></text:p>
      <text:p text:style-name="Preformatted_20_Text"><text:span text:style-name="Source_20_Text"><text:s text:c="6"/>"min":"11.34",</text:span></text:p>
      <text:p text:style-name="Preformatted_20_Text"><text:span text:style-name="Source_20_Text"><text:s text:c="6"/>"max":"19.01"</text:span></text:p>
      <text:p text:style-name="Preformatted_20_Text"><text:span text:style-name="Source_20_Text"><text:s text:c="3"/>}</text:span></text:p>
      <text:p text:style-name="Preformatted_20_Text"><text:span text:style-name="Source_20_Text"><text:s text:c="3"/>"weather": {</text:span></text:p>
      <text:p text:style-name="Preformatted_20_Text"><text:span text:style-name="Source_20_Text"><text:s text:c="6"/>"id":"801",</text:span></text:p>
      <text:p text:style-name="Preformatted_20_Text"><text:span text:style-name="Source_20_Text"><text:s text:c="6"/>"condition":"Clouds",</text:span></text:p>
      <text:p text:style-name="Preformatted_20_Text"><text:span text:style-name="Source_20_Text"><text:s text:c="6"/>"description":"few clouds"</text:span></text:p>
      <text:p text:style-name="Preformatted_20_Text"><text:span text:style-name="Source_20_Text"><text:s text:c="3"/>}</text:span></text:p>
      <text:p text:style-name="Preformatted_20_Text"><text:span text:style-name="Source_20_Text"><text:s text:c="3"/>"pressure":"1023.51",</text:span></text:p>
      <text:p text:style-name="Preformatted_20_Text"><text:span text:style-name="Source_20_Text"><text:s text:c="3"/>"humidity":"87"</text:span></text:p>
      <text:p text:style-name="P47"><text:span text:style-name="Source_20_Text">}</text:span></text:p>
      <text:list xml:id="list105821740451068" text:continue-numbering="true" text:style-name="L17">
        <text:list-header>
          <text:p text:style-name="P139"><text:soft-page-break/>JSONObject condition = new JSONObject(contactJSONString);//contactJSONString is <text:s text:c="2"/>//our JSONString</text:p>
          <text:p text:style-name="P139">JSONObject weather = condition.getJSONObject(“<text:span text:style-name="T82">weather</text:span>”);</text:p>
          <text:p text:style-name="P140">String cond = weather.getString(“condition”);</text:p>
        </text:list-header>
        <text:list-item>
          <text:p text:style-name="P141">correct answer:</text:p>
          <text:p text:style-name="P192"><text:span text:style-name="Source_20_Text">String getCondition(String JSONString) {</text:span></text:p>
        </text:list-item>
      </text:list>
      <text:p text:style-name="Preformatted_20_Text"><text:span text:style-name="Source_20_Text"><text:s text:c="3"/><text:tab/><text:tab/>JSONObject forecast = new JSONObject(JSONString);</text:span></text:p>
      <text:p text:style-name="Preformatted_20_Text"><text:span text:style-name="Source_20_Text"><text:s text:c="3"/><text:tab/><text:tab/>JSONObject weather = forecast.getJSONObject("weather");</text:span></text:p>
      <text:p text:style-name="Preformatted_20_Text"><text:span text:style-name="Source_20_Text"><text:s text:c="3"/><text:tab/><text:tab/>return weather.getString("condition");</text:span></text:p>
      <text:p text:style-name="P47"><text:span text:style-name="Source_20_Text"><text:tab/>}</text:span></text:p>
      <text:p text:style-name="P39">Exercise 22: Networking – <text:span text:style-name="T83">comment collection</text:span></text:p>
      <text:p text:style-name="P39"/>
      <text:list xml:id="list7555331215399597120" text:style-name="L18">
        <text:list-item>
          <text:p text:style-name="P174"><text:span text:style-name="T10">// </text:span><text:span text:style-name="T15">TODO (1) Fix this method to return the URL used to query Open Weather Map's API</text:span></text:p>
          <text:list>
            <text:list-item>
              <text:p text:style-name="P142">had to review this exercise for this TODO. /home/michael/Documents/gitLabRepos/learningAndroid/UdacityAndroid/ud851-Exercises-student/Lesson02-GitHub-Repo-Search/T02.03-Exercise-DisplayUrl </text:p>
            </text:list-item>
            <text:list-item>
              <text:p text:style-name="P143">this is in the public static URL buildUrl(String locationQuery) method in NetworkUtils.java</text:p>
            </text:list-item>
          </text:list>
        </text:list-item>
        <text:list-item>
          <text:p text:style-name="P175"><text:span text:style-name="T10">&lt;!--</text:span><text:span text:style-name="T15">TODO (2) Add the INTERNET permission</text:span><text:span text:style-name="T10">--&gt;</text:span></text:p>
        </text:list-item>
        <text:list-item>
          <text:p text:style-name="P175"><text:span text:style-name="T10">// </text:span><text:span text:style-name="T15">TODO (4) Delete the dummy weather data. You will be getting REAL data from the Internet in this lesson.</text:span></text:p>
        </text:list-item>
      </text:list>
      <text:p text:style-name="P46">/*</text:p>
      <text:p text:style-name="P45"><text:s/><text:span text:style-name="T32">* This String array contains dummy weather data. Later in the course, we're going to get</text:span></text:p>
      <text:p text:style-name="P45"><text:s/><text:span text:style-name="T32">* real weather data. For now, we want to get something on the screen as quickly as</text:span></text:p>
      <text:p text:style-name="P45"><text:s/><text:span text:style-name="T32">* possible, so we'll display this dummy data.</text:span></text:p>
      <text:p text:style-name="P45"><text:s/><text:span text:style-name="T32">*/</text:span></text:p>
      <text:p text:style-name="P42">String[] dummyWeatherData = {</text:p>
      <text:p text:style-name="P41"><text:s text:c="8"/><text:span text:style-name="T30">"Today, May 17 - Clear - 17°C / 15°C"</text:span><text:span text:style-name="T57">,</text:span></text:p>
      <text:p text:style-name="P41"><text:span text:style-name="T56"><text:s text:c="8"/></text:span><text:span text:style-name="T30">"Tomorrow - Cloudy - 19°C / 15°C"</text:span><text:span text:style-name="T57">,</text:span></text:p>
      <text:p text:style-name="P41"><text:span text:style-name="T56"><text:s text:c="8"/></text:span><text:span text:style-name="T30">"Thursday - Rainy- 30°C / 11°C"</text:span><text:span text:style-name="T57">,</text:span></text:p>
      <text:p text:style-name="P41"><text:span text:style-name="T56"><text:s text:c="8"/></text:span><text:span text:style-name="T30">"Friday - Thunderstorms - 21°C / 9°C"</text:span><text:span text:style-name="T57">,</text:span></text:p>
      <text:p text:style-name="P41"><text:span text:style-name="T56"><text:s text:c="8"/></text:span><text:span text:style-name="T30">"Saturday - Thunderstorms - 16°C / 7°C"</text:span><text:span text:style-name="T57">,</text:span></text:p>
      <text:p text:style-name="P41"><text:span text:style-name="T56"><text:s text:c="8"/></text:span><text:span text:style-name="T30">"Sunday - Rainy - 16°C / 8°C"</text:span><text:span text:style-name="T57">,</text:span></text:p>
      <text:p text:style-name="P41"><text:span text:style-name="T56"><text:s text:c="8"/></text:span><text:span text:style-name="T30">"Monday - Partly Cloudy - 15°C / 10°C"</text:span><text:span text:style-name="T57">,</text:span></text:p>
      <text:p text:style-name="P41"><text:span text:style-name="T56"><text:s text:c="8"/></text:span><text:span text:style-name="T30">"Tue, May 24 - Meatballs - 16°C / 18°C"</text:span><text:span text:style-name="T57">,</text:span></text:p>
      <text:p text:style-name="P41"><text:span text:style-name="T56"><text:s text:c="8"/></text:span><text:span text:style-name="T30">"Wed, May 25 - Cloudy - 19°C / 15°C"</text:span><text:span text:style-name="T57">,</text:span></text:p>
      <text:p text:style-name="P41"><text:span text:style-name="T56"><text:s text:c="8"/></text:span><text:span text:style-name="T30">"Thu, May 26 - Stormy - 30°C / 11°C"</text:span><text:span text:style-name="T57">,</text:span></text:p>
      <text:p text:style-name="P41"><text:span text:style-name="T56"><text:s text:c="8"/></text:span><text:span text:style-name="T30">"Fri, May 27 - Hurricane - 21°C / 9°C"</text:span><text:span text:style-name="T57">,</text:span></text:p>
      <text:p text:style-name="P41"><text:span text:style-name="T56"><text:s text:c="8"/></text:span><text:span text:style-name="T30">"Sat, May 28 - Meteors - 16°C / 7°C"</text:span><text:span text:style-name="T57">,</text:span></text:p>
      <text:p text:style-name="P41"><text:span text:style-name="T56"><text:s text:c="8"/></text:span><text:span text:style-name="T30">"Sun, May 29 - Apocalypse - 16°C / 8°C"</text:span><text:span text:style-name="T57">,</text:span></text:p>
      <text:p text:style-name="P41"><text:span text:style-name="T56"><text:s text:c="8"/></text:span><text:span text:style-name="T30">"Mon, May 30 - Post Apocalypse - 15°C / 10°C"</text:span><text:span text:style-name="T57">,</text:span></text:p>
      <text:p text:style-name="P42">}<text:span text:style-name="T56">;</text:span></text:p>
      <text:p text:style-name="P42"><text:span text:style-name="T10">// </text:span><text:span text:style-name="T15">TODO (3) Delete the for loop that populates the TextView with dummy data</text:span></text:p>
      <text:p text:style-name="P46">/*</text:p>
      <text:p text:style-name="P45"><text:s/><text:span text:style-name="T32">* Iterate through the array and append the Strings to the TextView. The reason why we add</text:span></text:p>
      <text:p text:style-name="P45"><text:s/><text:span text:style-name="T32">* the "\n\n\n" after the String is to give visual separation between each String in the</text:span></text:p>
      <text:p text:style-name="P45"><text:s/><text:span text:style-name="T32">* TextView. Later, we'll learn about a better way to display lists of data.</text:span></text:p>
      <text:p text:style-name="P45"><text:s/><text:span text:style-name="T32">*/</text:span></text:p>
      <text:p text:style-name="P42"><text:span text:style-name="T56">for </text:span>(String dummyWeatherDay : dummyWeatherData) {</text:p>
      <text:p text:style-name="P41"><text:s text:c="4"/><text:span text:style-name="T22">mWeatherTextView</text:span><text:span text:style-name="T32">.append(dummyWeatherDay + </text:span><text:span text:style-name="T30">"</text:span><text:span text:style-name="T57">\n\n\n</text:span><text:span text:style-name="T30">"</text:span><text:span text:style-name="T32">)</text:span><text:span text:style-name="T57">;</text:span></text:p>
      <text:p text:style-name="P49">}</text:p>
      <text:list xml:id="list105822283273611" text:continue-numbering="true" text:style-name="L18">
        <text:list-item>
          <text:p text:style-name="P175"><text:span text:style-name="T10">// </text:span><text:span text:style-name="T15">TODO (5) Create a class that extends AsyncTask to perform network requests</text:span></text:p>
        </text:list-item>
        <text:list-item>
          <text:p text:style-name="P175"><text:soft-page-break/><text:span text:style-name="T10">// </text:span><text:span text:style-name="T15">TODO (6) Override the doInBackground method to perform your network requests</text:span></text:p>
        </text:list-item>
        <text:list-item>
          <text:p text:style-name="P176"><text:span text:style-name="T10">// </text:span><text:span text:style-name="T15">TODO (7) Override the onPostExecute method to display the results of the network request</text:span></text:p>
        </text:list-item>
        <text:list-item>
          <text:p text:style-name="P176"><text:span text:style-name="T56">public static </text:span>URL <text:span text:style-name="T59">buildUrl</text:span>(String locationQuery) {</text:p>
        </text:list-item>
      </text:list>
      <text:p text:style-name="P41"><text:s text:c="4"/><text:span text:style-name="T32">Uri loc= Uri.</text:span><text:span text:style-name="T49">parse</text:span><text:span text:style-name="T32">(</text:span><text:span text:style-name="T23">FORECAST_BASE_URL</text:span><text:span text:style-name="T32">).buildUpon()</text:span></text:p>
      <text:p text:style-name="P41"><text:s text:c="12"/><text:span text:style-name="T32">.appendQueryParameter(</text:span><text:span text:style-name="T23">QUERY_PARAM</text:span><text:span text:style-name="T57">,</text:span><text:span text:style-name="T32">locationQuery)</text:span></text:p>
      <text:p text:style-name="P41"><text:s text:c="12"/><text:span text:style-name="T32">.appendQueryParameter(</text:span><text:span text:style-name="T23">FORMAT_PARAM</text:span><text:span text:style-name="T57">,</text:span><text:span text:style-name="T23">format</text:span><text:span text:style-name="T32">)</text:span></text:p>
      <text:p text:style-name="P41"><text:s text:c="12"/><text:span text:style-name="T32">.appendQueryParameter(</text:span><text:span text:style-name="T23">UNITS_PARAM</text:span><text:span text:style-name="T57">,</text:span><text:span text:style-name="T23">units</text:span><text:span text:style-name="T32">)</text:span></text:p>
      <text:p text:style-name="P41"><text:s text:c="12"/><text:span text:style-name="T32">.appendQueryParameter(</text:span><text:span text:style-name="T23">DAYS_PARAM</text:span><text:span text:style-name="T57">,</text:span><text:span text:style-name="T32">Integer.</text:span><text:span text:style-name="T49">toString</text:span><text:span text:style-name="T32">(</text:span><text:span text:style-name="T23">numDays</text:span><text:span text:style-name="T32">))</text:span></text:p>
      <text:p text:style-name="P41"><text:s text:c="12"/><text:span text:style-name="T32">.build()</text:span><text:span text:style-name="T57">;</text:span><text:span text:style-name="T11">//</text:span></text:p>
      <text:p text:style-name="P41"><text:span text:style-name="T10"><text:s text:c="4"/></text:span><text:span text:style-name="T32">URL url=</text:span><text:span text:style-name="T57">null;</text:span></text:p>
      <text:p text:style-name="P41"><text:span text:style-name="T56"><text:s text:c="4"/></text:span><text:span text:style-name="T57">try</text:span><text:span text:style-name="T32">{</text:span></text:p>
      <text:p text:style-name="P41"><text:s text:c="8"/><text:span text:style-name="T32">url=</text:span><text:span text:style-name="T57">new </text:span><text:span text:style-name="T32">URL(loc.toString())</text:span><text:span text:style-name="T57">;</text:span></text:p>
      <text:p text:style-name="P41"><text:span text:style-name="T56"><text:s text:c="4"/></text:span><text:span text:style-name="T32">}</text:span><text:span text:style-name="T57">catch </text:span><text:span text:style-name="T32">(MalformedURLException e){</text:span></text:p>
      <text:p text:style-name="P41"><text:s text:c="8"/><text:span text:style-name="T32">e.printStackTrace()</text:span><text:span text:style-name="T57">;</text:span></text:p>
      <text:p text:style-name="P41"><text:span text:style-name="T56"><text:s text:c="4"/></text:span><text:span text:style-name="T32">}</text:span></text:p>
      <text:p text:style-name="P41"><text:s text:c="4"/><text:span text:style-name="T32">Log.</text:span><text:span text:style-name="T49">v</text:span><text:span text:style-name="T32">(</text:span><text:span text:style-name="T23">TAG</text:span><text:span text:style-name="T57">,</text:span><text:span text:style-name="T30">"Build URI " </text:span><text:span text:style-name="T32">+ url)</text:span><text:span text:style-name="T57">;</text:span></text:p>
      <text:p text:style-name="P41"><text:span text:style-name="T56"><text:s text:c="4"/></text:span><text:span text:style-name="T57">return </text:span><text:span text:style-name="T32">url</text:span><text:span text:style-name="T57">;</text:span></text:p>
      <text:p text:style-name="P49">}</text:p>
      <text:list xml:id="list105823763482752" text:continue-numbering="true" text:style-name="L18">
        <text:list-item>
          <text:p text:style-name="P144">the networkUtil buildUrl needs to have ALL the query parameters.</text:p>
        </text:list-item>
        <text:list-item>
          <text:p text:style-name="P177"><text:span text:style-name="T10">// </text:span><text:span text:style-name="T15">TODO (8) Create a method that will get the user's preferred location and execute your new AsyncTask and call it loadWeatherData</text:span></text:p>
        </text:list-item>
        <text:list-item>
          <text:p text:style-name="P177"><text:span text:style-name="T10">// </text:span><text:span text:style-name="T15">TODO (9) Call loadWeatherData to perform the network request to get the weather</text:span></text:p>
        </text:list-item>
      </text:list>
      <text:p text:style-name="P23"/>
      <text:p text:style-name="P40">Add a menu to Sunshine-comments collection</text:p>
      <text:p text:style-name="P40"/>
      <text:list xml:id="list5746348225333356199" text:style-name="L19">
        <text:list-item>
          <text:p text:style-name="P193"><text:a xlink:type="simple" xlink:href="https://github.com/udacity/ud851-Sunshine/tree/S02.02-Exercise-Menus" office:target-frame-name="_blank" xlink:show="new" text:style-name="Internet_20_link" text:visited-style-name="Visited_20_Internet_20_Link"><text:span text:style-name="T12">S02.02-Exercise-Menus</text:span></text:a></text:p>
        </text:list-item>
        <text:list-item>
          <text:p text:style-name="P193"><text:span text:style-name="T12">&lt;!--</text:span><text:span text:style-name="T19">TODO (1) Add a string for the title of the refresh button, "Refresh"-→</text:span></text:p>
        </text:list-item>
        <text:list-item>
          <text:p text:style-name="P186"><text:span text:style-name="T14">// </text:span><text:span text:style-name="T16">TODO (2) Create a menu resource in res/menu/ called forecast.xml</text:span></text:p>
        </text:list-item>
        <text:list-item>
          <text:p text:style-name="P186"><text:span text:style-name="T14">// </text:span><text:span text:style-name="T16">TODO (3) Add one item to the menu with an ID of action_refresh</text:span></text:p>
        </text:list-item>
      </text:list>
      <text:p text:style-name="P49"><text:span text:style-name="T10">// </text:span><text:span text:style-name="T15">TODO (4) Set the title of the menu item to "Refresh" using strings.xml</text:span></text:p>
      <text:list xml:id="list105823675065179" text:continue-numbering="true" text:style-name="L19">
        <text:list-item>
          <text:p text:style-name="P186"><text:span text:style-name="T14">// </text:span><text:span text:style-name="T16">TODO (5) Override onCreateOptionsMenu to inflate the menu for this Activity</text:span></text:p>
        </text:list-item>
        <text:list-item>
          <text:p text:style-name="P186"><text:span text:style-name="T14">// </text:span><text:span text:style-name="T16">TODO (6) Return true to display the menu</text:span></text:p>
        </text:list-item>
        <text:list-item>
          <text:p text:style-name="P178"><text:span text:style-name="T10">// </text:span><text:span text:style-name="T15">TODO (7) Override onOptionsItemSelected to handle clicks on the refresh button</text:span></text:p>
        </text:list-item>
        <text:list-item>
          <text:p text:style-name="P166"><text:span text:style-name="T74">remember, to access strings in xml, use “@string/theStringAttribute’sId” dd</text:span></text:p>
        </text:list-item>
      </text:list>
      <text:p text:style-name="P167"><text:span text:style-name="T74"/></text:p>
      <text:p text:style-name="P168"><text:span text:style-name="T76">A</text:span><text:span text:style-name="T75">dd Loading Polish and Error Messages to Sunshine-comments</text:span></text:p>
      <text:p text:style-name="P168"><text:span text:style-name="T75"/></text:p>
      <text:list xml:id="list5399784382412604473" text:style-name="L20">
        <text:list-item>
          <text:p text:style-name="P185"><text:span text:style-name="T13">&lt;!--</text:span><text:span text:style-name="T17">TODO (1) Add a string resource for your error message</text:span><text:span text:style-name="T13">--&gt;</text:span></text:p>
        </text:list-item>
      </text:list>
      <text:p text:style-name="P49"><text:span text:style-name="T50">&lt;string </text:span><text:span text:style-name="T26">name=</text:span><text:span text:style-name="T29">"error"</text:span><text:span text:style-name="T50">&gt;</text:span>Error!<text:span text:style-name="T50">&lt;/string&gt;</text:span></text:p>
      <text:list xml:id="list105823622138832" text:continue-numbering="true" text:style-name="L20">
        <text:list-item>
          <text:p text:style-name="P185"><text:span text:style-name="T13">&lt;!--</text:span><text:span text:style-name="T17">TODO (2) Add a TextView that you will show the user if there is an error loading content</text:span><text:span text:style-name="T13">--&gt;</text:span></text:p>
        </text:list-item>
      </text:list>
      <text:p text:style-name="P42"><text:span text:style-name="T10">&lt;!--</text:span><text:span text:style-name="T15">TODO (3) Make the width and the height wrap_content</text:span><text:span text:style-name="T10">--&gt;</text:span></text:p>
      <text:p text:style-name="P42"><text:span text:style-name="T10">&lt;!--</text:span><text:span text:style-name="T15">TODO (4) Give the TextView a default error message stating that an error occurred (use strings.xml)</text:span><text:span text:style-name="T10">--&gt;</text:span></text:p>
      <text:p text:style-name="P42"><text:span text:style-name="T10">&lt;!--</text:span><text:span text:style-name="T15">TODO (5) Set the default visibility of the TextView to invisible</text:span><text:span text:style-name="T10">--&gt;</text:span></text:p>
      <text:p text:style-name="P44">&lt;TextView</text:p>
      <text:p text:style-name="P41"><text:span text:style-name="T50"><text:s text:c="4"/></text:span><text:span text:style-name="T22">android</text:span><text:span text:style-name="T27">:layout_width=</text:span><text:span text:style-name="T30">"wrap_content"</text:span></text:p>
      <text:p text:style-name="P41"><text:span text:style-name="T29"><text:s text:c="4"/></text:span><text:span text:style-name="T22">android</text:span><text:span text:style-name="T27">:layout_height=</text:span><text:span text:style-name="T30">"wrap_content"</text:span></text:p>
      <text:p text:style-name="P41"><text:span text:style-name="T29"><text:s text:c="4"/></text:span><text:span text:style-name="T22">android</text:span><text:span text:style-name="T27">:text=</text:span><text:span text:style-name="T30">"@string/error"</text:span></text:p>
      <text:p text:style-name="P48"><text:soft-page-break/><text:span text:style-name="T29"><text:s text:c="4"/></text:span><text:span text:style-name="T22">android</text:span><text:span text:style-name="T27">:visibility=</text:span><text:span text:style-name="T30">"invisible"</text:span><text:span text:style-name="T51">/&gt;</text:span></text:p>
      <text:list xml:id="list105823576564338" text:continue-numbering="true" text:style-name="L20">
        <text:list-item>
          <text:p text:style-name="P188"><text:span text:style-name="T77">&lt;ProgressBar</text:span></text:p>
        </text:list-item>
      </text:list>
      <text:p text:style-name="P41"><text:span text:style-name="T50"><text:s text:c="4"/></text:span><text:span text:style-name="T22">android</text:span><text:span text:style-name="T27">:layout_width=</text:span><text:span text:style-name="T30">"42dp"</text:span></text:p>
      <text:p text:style-name="P41"><text:span text:style-name="T29"><text:s text:c="4"/></text:span><text:span text:style-name="T22">android</text:span><text:span text:style-name="T27">:layout_height=</text:span><text:span text:style-name="T30">"42dp"</text:span></text:p>
      <text:p text:style-name="P41"><text:span text:style-name="T29"><text:s text:c="4"/></text:span><text:span text:style-name="T22">android</text:span><text:span text:style-name="T27">:layout_gravity=</text:span><text:span text:style-name="T30">"center"</text:span></text:p>
      <text:p text:style-name="P41"><text:span text:style-name="T29"><text:s text:c="4"/></text:span><text:span text:style-name="T22">android</text:span><text:span text:style-name="T27">:visibility=</text:span><text:span text:style-name="T30">"invisible"</text:span></text:p>
      <text:p text:style-name="P41"><text:span text:style-name="T29"><text:s text:c="4"/></text:span><text:span text:style-name="T51">/&gt;</text:span></text:p>
      <text:p text:style-name="P42"><text:span text:style-name="T10">&lt;!--</text:span><text:span text:style-name="T15">TODO (12) Add a ProgressBar to show the user content is loading</text:span><text:span text:style-name="T10">--&gt;</text:span></text:p>
      <text:p text:style-name="P42"><text:span text:style-name="T10">&lt;!--</text:span><text:span text:style-name="T15">TODO (13) Make the width and height of the ProgressBar 42dp</text:span><text:span text:style-name="T10">--&gt;</text:span></text:p>
      <text:p text:style-name="P42"><text:span text:style-name="T10">&lt;!--</text:span><text:span text:style-name="T15">TODO (14) Set the layout_gravity of the ProgressBar to center</text:span><text:span text:style-name="T10">--&gt;</text:span></text:p>
      <text:p text:style-name="P49"><text:span text:style-name="T10">&lt;!--</text:span><text:span text:style-name="T15">TODO (15) Set the default visibility of the ProgressBar to invisible</text:span><text:span text:style-name="T10">--&gt;</text:span></text:p>
      <text:list xml:id="list105822499976069" text:continue-numbering="true" text:style-name="L20">
        <text:list-item>
          <text:p text:style-name="P185"><text:span text:style-name="T13">// </text:span><text:span text:style-name="T17">TODO (6) Add a TextView variable for the error message display</text:span></text:p>
        </text:list-item>
      </text:list>
      <text:p text:style-name="P49"><text:span text:style-name="T56">private </text:span>TextView <text:span text:style-name="T21">error</text:span><text:span text:style-name="T56">;</text:span></text:p>
      <text:list xml:id="list105823597001556" text:continue-numbering="true" text:style-name="L20">
        <text:list-item>
          <text:p text:style-name="P185"><text:span text:style-name="T13">// </text:span><text:span text:style-name="T17">TODO (16) Add a ProgressBar variable to show and hide the progress bar</text:span></text:p>
        </text:list-item>
      </text:list>
      <text:p text:style-name="P49"><text:span text:style-name="T56">private </text:span>ProgressBar <text:span text:style-name="T21">progressBar</text:span><text:span text:style-name="T56">;</text:span></text:p>
      <text:list xml:id="list105823751048257" text:continue-numbering="true" text:style-name="L20">
        <text:list-item>
          <text:p text:style-name="P185"><text:span text:style-name="T13">// </text:span><text:span text:style-name="T17">TODO (7) Find the TextView for the error message using findViewById</text:span></text:p>
        </text:list-item>
      </text:list>
      <text:p text:style-name="P49"><text:span text:style-name="T21">error</text:span>=findViewById(R.id.<text:span text:style-name="T25">errorView</text:span>)<text:span text:style-name="T56">;</text:span></text:p>
      <text:list xml:id="list105823767569468" text:continue-numbering="true" text:style-name="L20">
        <text:list-item>
          <text:p text:style-name="P185"><text:span text:style-name="T13">// </text:span><text:span text:style-name="T17">TODO (17) Find the ProgressBar using findViewById</text:span></text:p>
        </text:list-item>
      </text:list>
      <text:p text:style-name="P49"><text:span text:style-name="T21">progressBar</text:span>=findViewById(R.id.<text:span text:style-name="T25">progressBar</text:span>)<text:span text:style-name="T56">;</text:span></text:p>
      <text:list xml:id="list105823570892763" text:continue-numbering="true" text:style-name="L20">
        <text:list-item>
          <text:p text:style-name="P185"><text:span text:style-name="T13">// </text:span><text:span text:style-name="T17">TODO (8) Create a method called showWeatherDataView that will hide the error message and show the weather data</text:span></text:p>
        </text:list-item>
      </text:list>
      <text:p text:style-name="P42"><text:span text:style-name="T56">private void </text:span><text:span text:style-name="T59">showWeatherDataView</text:span><text:span text:style-name="T56">(){</text:span></text:p>
      <text:p text:style-name="P41"><text:s text:c="4"/><text:span text:style-name="T22">error</text:span><text:span text:style-name="T32">.setVisibility(</text:span><text:span text:style-name="T22">error</text:span><text:span text:style-name="T32">.</text:span><text:span text:style-name="T23">INVISIBLE</text:span><text:span text:style-name="T32">)</text:span><text:span text:style-name="T57">;</text:span></text:p>
      <text:p text:style-name="P41"><text:span text:style-name="T56"><text:s text:c="4"/></text:span><text:span text:style-name="T22">mWeatherTextView</text:span><text:span text:style-name="T32">.setVisibility(</text:span><text:span text:style-name="T22">mWeatherTextView</text:span><text:span text:style-name="T32">.</text:span><text:span text:style-name="T23">VISIBLE</text:span><text:span text:style-name="T32">)</text:span><text:span text:style-name="T57">;</text:span></text:p>
      <text:p text:style-name="P49">}</text:p>
      <text:list xml:id="list105822175862577" text:continue-numbering="true" text:style-name="L20">
        <text:list-item>
          <text:p text:style-name="P185"><text:span text:style-name="T13">// </text:span><text:span text:style-name="T17">TODO (9) Create a method called showErrorMessage that will hide the weather data and show the error message</text:span></text:p>
        </text:list-item>
      </text:list>
      <text:p text:style-name="P42"><text:span text:style-name="T56">private void </text:span><text:span text:style-name="T59">showErrorMessage</text:span>(){</text:p>
      <text:p text:style-name="P41"><text:s text:c="4"/><text:span text:style-name="T22">error</text:span><text:span text:style-name="T32">.setVisibility(</text:span><text:span text:style-name="T22">error</text:span><text:span text:style-name="T32">.</text:span><text:span text:style-name="T23">VISIBLE</text:span><text:span text:style-name="T32">)</text:span><text:span text:style-name="T57">;</text:span></text:p>
      <text:p text:style-name="P41"><text:span text:style-name="T56"><text:s text:c="4"/></text:span><text:span text:style-name="T22">mWeatherTextView</text:span><text:span text:style-name="T32">.setVisibility(</text:span><text:span text:style-name="T22">mWeatherTextView</text:span><text:span text:style-name="T32">.</text:span><text:span text:style-name="T23">INVISIBLE</text:span><text:span text:style-name="T32">)</text:span><text:span text:style-name="T57">;</text:span></text:p>
      <text:p text:style-name="P49">}</text:p>
      <text:list xml:id="list105822436921477" text:continue-numbering="true" text:style-name="L20">
        <text:list-item>
          <text:p text:style-name="P185"><text:span text:style-name="T58">else</text:span><text:span text:style-name="T77">{</text:span></text:p>
        </text:list-item>
      </text:list>
      <text:p text:style-name="P41"><text:s text:c="4"/><text:span text:style-name="T32">showErrorMessage()</text:span><text:span text:style-name="T57">;</text:span></text:p>
      <text:p text:style-name="P42">}</text:p>
      <text:p text:style-name="P49"><text:span text:style-name="T10">// </text:span><text:span text:style-name="T15">TODO (10) If the weather data was null, show the error message</text:span></text:p>
      <text:list xml:id="list105823630001453" text:continue-numbering="true" text:style-name="L20">
        <text:list-item>
          <text:p text:style-name="P185"><text:span text:style-name="T13">// </text:span><text:span text:style-name="T17">TODO (11) If the weather data was not null, make sure the data view is visible</text:span></text:p>
        </text:list-item>
      </text:list>
      <text:p text:style-name="P46">/*</text:p>
      <text:p text:style-name="P45"><text:s/><text:span text:style-name="T32">* Iterate through the array and append the Strings to the TextView. The reason why we add</text:span></text:p>
      <text:p text:style-name="P45"><text:s/><text:span text:style-name="T32">* the "\n\n\n" after the String is to give visual separation between each String in the</text:span></text:p>
      <text:p text:style-name="P45"><text:s/><text:span text:style-name="T32">* TextView. Later, we'll learn about a better way to display lists of data.</text:span></text:p>
      <text:p text:style-name="P45"><text:s/><text:span text:style-name="T32">*/</text:span></text:p>
      <text:p text:style-name="P49">showWeatherDataView()<text:span text:style-name="T56">;</text:span></text:p>
      <text:list xml:id="list105823005421847" text:continue-numbering="true" text:style-name="L20">
        <text:list-item>
          <text:p text:style-name="P185"><text:soft-page-break/><text:span text:style-name="T13">// </text:span><text:span text:style-name="T17">TODO (19) As soon as the data is finished loading, hide the loading indicator</text:span></text:p>
        </text:list-item>
      </text:list>
      <text:p text:style-name="P49"><text:span text:style-name="T21">progressBar</text:span>.setVisibility(<text:span text:style-name="T21">progressBar</text:span>.<text:span text:style-name="T25">INVISIBLE</text:span>)<text:span text:style-name="T56">;</text:span></text:p>
      <text:list xml:id="list105822094641526" text:continue-numbering="true" text:style-name="L20">
        <text:list-item>
          <text:p text:style-name="P185"><text:span text:style-name="T13">// </text:span><text:span text:style-name="T17">TODO (18) Within your AsyncTask, override the method onPreExecute and show the loading indicator</text:span></text:p>
        </text:list-item>
      </text:list>
      <text:p text:style-name="P42"><text:span text:style-name="T56">protected void </text:span><text:span text:style-name="T59">onPreExecute</text:span>(){</text:p>
      <text:p text:style-name="P41"><text:s text:c="4"/><text:span text:style-name="T22">progressBar</text:span><text:span text:style-name="T32">.setVisibility(</text:span><text:span text:style-name="T22">progressBar</text:span><text:span text:style-name="T32">.</text:span><text:span text:style-name="T23">VISIBLE</text:span><text:span text:style-name="T32">)</text:span><text:span text:style-name="T57">;</text:span></text:p>
      <text:p text:style-name="P49">}</text:p>
      <text:list xml:id="list105822195775039" text:continue-numbering="true" text:style-name="L20">
        <text:list-item>
          <text:p text:style-name="P185"><text:span text:style-name="T13">// </text:span><text:span text:style-name="T17">TODO (20) Call showWeatherDataView before executing the AsyncTask</text:span></text:p>
        </text:list-item>
      </text:list>
      <text:p text:style-name="P49">showWeatherDataView()<text:span text:style-name="T56">;</text:span></text:p>
      <text:list xml:id="list105823209911936" text:continue-numbering="true" text:style-name="L20">
        <text:list-item>
          <text:p text:style-name="P61"><text:span text:style-name="T75">this exercise showed a little spinning circle…</text:span></text:p>
        </text:list-item>
      </text:list>
      <text:p text:style-name="P62"><text:span text:style-name="T75"/></text:p>
      <text:p text:style-name="P169"><text:span text:style-name="T75">refresh Bad</text:span></text:p>
      <text:p text:style-name="P169"><text:span text:style-name="T75"/></text:p>
      <text:list xml:id="list8846011706615997495" text:style-name="L21">
        <text:list-item>
          <text:p text:style-name="P63"><text:span text:style-name="T75">the refresh button is bad, because users don’t want to wait for things</text:span></text:p>
          <text:list>
            <text:list-item>
              <text:p text:style-name="P63"><text:span text:style-name="T75">“give user what they want before they even have to ask for it”</text:span></text:p>
            </text:list-item>
            <text:list-item>
              <text:p text:style-name="P63"><text:span text:style-name="T75">“like the save button it’s a relic”</text:span></text:p>
            </text:list-item>
            <text:list-item>
              <text:p text:style-name="P63"><text:span text:style-name="T75">using background tasks and sending messages directly from the server to to app means the user shouldn’t have to handle background tasks like refresh and save</text:span></text:p>
              <text:list>
                <text:list-item>
                  <text:p text:style-name="P64"><text:span text:style-name="T75">that the app is up to date should be a given.</text:span></text:p>
                </text:list-item>
              </text:list>
            </text:list-item>
          </text:list>
        </text:list-item>
        <text:list-item>
          <text:p text:style-name="P64"><text:span text:style-name="T75">Similar to the above line of reasoning: AsyncTask should be used for background tasks; and not coupled with foreground components.</text:span></text:p>
        </text:list-item>
        <text:list-item>
          <text:p text:style-name="P65"><text:span text:style-name="T75">Future topics:</text:span></text:p>
          <text:list>
            <text:list-item>
              <text:p text:style-name="P65"><text:span text:style-name="T75">databases</text:span></text:p>
            </text:list-item>
            <text:list-item>
              <text:p text:style-name="P65"><text:span text:style-name="T75">scheduling background tasks</text:span></text:p>
            </text:list-item>
          </text:list>
        </text:list-item>
        <text:list-item>
          <text:p text:style-name="P65"><text:span text:style-name="T75">however, we’re just debugging, so it’s ok.</text:span></text:p>
        </text:list-item>
      </text:list>
      <text:p text:style-name="P66"><text:span text:style-name="T75"/></text:p>
      <text:p text:style-name="P170"><text:span text:style-name="T75">Recap</text:span></text:p>
      <text:p text:style-name="P170"><text:span text:style-name="T75"/></text:p>
      <text:list xml:id="list3991825338019430810" text:style-name="L22">
        <text:list-item>
          <text:p text:style-name="P67"><text:span text:style-name="T75">Updating a UI with data from an API</text:span></text:p>
        </text:list-item>
        <text:list-item>
          <text:p text:style-name="P67"><text:span text:style-name="T75">using permissions for api</text:span></text:p>
        </text:list-item>
        <text:list-item>
          <text:p text:style-name="P67"><text:span text:style-name="T75">AsyncTask</text:span></text:p>
        </text:list-item>
        <text:list-item>
          <text:p text:style-name="P67"><text:span text:style-name="T75">Network IO</text:span></text:p>
        </text:list-item>
        <text:list-item>
          <text:p text:style-name="P67"><text:span text:style-name="T75">building Uis:</text:span></text:p>
          <text:list>
            <text:list-item>
              <text:p text:style-name="P67"><text:span text:style-name="T75">adding items to the action ba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29:52.797546602</meta:creation-date>
    <dc:date>2017-06-21T10:41:25.895978415</dc:date>
    <meta:editing-duration>P5DT1H10M18S</meta:editing-duration>
    <meta:editing-cycles>199</meta:editing-cycles>
    <meta:generator>LibreOffice/5.1.6.2$Linux_X86_64 LibreOffice_project/10m0$Build-2</meta:generator>
    <meta:document-statistic meta:table-count="0" meta:image-count="0" meta:object-count="0" meta:page-count="14" meta:paragraph-count="565" meta:word-count="4229" meta:character-count="26944" meta:non-whitespace-character-count="23120"/>
  </office:meta>
</office:document-meta>
</file>